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1.797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2.805cm"/>
    </style:style>
    <style:style style:name="co12" style:family="table-column">
      <style:table-column-properties fo:break-before="auto" style:column-width="1.991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2.233cm"/>
    </style:style>
    <style:style style:name="co17" style:family="table-column">
      <style:table-column-properties fo:break-before="auto" style:column-width="2.15cm"/>
    </style:style>
    <style:style style:name="co18" style:family="table-column">
      <style:table-column-properties fo:break-before="auto" style:column-width="2.75cm"/>
    </style:style>
    <style:style style:name="co19" style:family="table-column">
      <style:table-column-properties fo:break-before="auto" style:column-width="2.014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2.559cm"/>
    </style:style>
    <style:style style:name="co22" style:family="table-column">
      <style:table-column-properties fo:break-before="auto" style:column-width="2.886cm"/>
    </style:style>
    <style:style style:name="co23" style:family="table-column">
      <style:table-column-properties fo:break-before="auto" style:column-width="3.2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PageStyle_5f_Base_20_Data">
      <style:table-properties table:display="true" style:writing-mode="lr-tb"/>
    </style:style>
    <style:style style:name="ta2" style:family="table" style:master-page-name="PageStyle_5f_Additional_20_Data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" style:family="table-cell" style:parent-style-name="Default">
      <style:table-cell-properties fo:border-bottom="1.76pt double-thin #000000" style:border-line-width-bottom="0.018cm 0.026cm 0.018c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1.76pt double-thin #000000" style:border-line-width-bottom="0.018cm 0.026cm 0.018cm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b7b3ca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21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#b7b3ca"/>
    </style:style>
    <style:style style:name="ce14" style:family="table-cell" style:parent-style-name="Default">
      <style:table-cell-properties fo:background-color="#b7b3ca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e 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 calcext:value-type="string">
            <text:p>Credit Risk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Loan Purpose</text:p>
          </table:table-cell>
          <table:table-cell table:style-name="ce3" office:value-type="string" calcext:value-type="string">
            <text:p>Checking </text:p>
          </table:table-cell>
          <table:table-cell table:style-name="ce3" office:value-type="string" calcext:value-type="string">
            <text:p>Savings</text:p>
          </table:table-cell>
          <table:table-cell table:style-name="ce6" office:value-type="string" calcext:value-type="string">
            <text:p>Months Customer</text:p>
          </table:table-cell>
          <table:table-cell table:style-name="ce3" office:value-type="string" calcext:value-type="string">
            <text:p>Months Employed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Marital Status</text:p>
          </table:table-cell>
          <table:table-cell table:style-name="ce6" office:value-type="string" calcext:value-type="string">
            <text:p>Age</text:p>
          </table:table-cell>
          <table:table-cell table:style-name="ce3" office:value-type="string" calcext:value-type="string">
            <text:p>Housing</text:p>
          </table:table-cell>
          <table:table-cell table:style-name="ce6" office:value-type="string" calcext:value-type="string">
            <text:p>Years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Credit Risk</text:p>
          </table:table-cell>
          <table:table-cell table:style-name="ce8" office:value-type="string" calcext:value-type="string">
            <text:p>Random</text:p>
          </table:table-cell>
          <table:table-cell table:style-name="ce8"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42" calcext:value-type="float">
            <text:p>$142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8" calcext:value-type="float">
            <text:p>4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62887553118733" calcext:value-type="float">
            <text:p>0.66288755311873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842" calcext:value-type="float">
            <text:p>$842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91435901215516" calcext:value-type="float">
            <text:p>0.49143590121551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02" calcext:value-type="float">
            <text:p>$302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28620566783611" calcext:value-type="float">
            <text:p>0.72862056678361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332" calcext:value-type="float">
            <text:p>$332</text:p>
          </table:table-cell>
          <table:table-cell table:style-name="ce5" office:value-type="float" office:value="214" calcext:value-type="float">
            <text:p>$214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10769184968091" calcext:value-type="float">
            <text:p>0.61076918496809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35" calcext:value-type="float">
            <text:p>$435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65019324662452" calcext:value-type="float">
            <text:p>0.16501932466245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65" calcext:value-type="float">
            <text:p>$565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09567397946325" calcext:value-type="float">
            <text:p>0.50956739794632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36" calcext:value-type="float">
            <text:p>$836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973134714725314" calcext:value-type="float">
            <text:p>0.09731347147253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4089" calcext:value-type="float">
            <text:p>$4,089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32027827337952" calcext:value-type="float">
            <text:p>0.33202782733795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64" calcext:value-type="float">
            <text:p>$164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6" calcext:value-type="float">
            <text:p>56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19228287781981" calcext:value-type="float">
            <text:p>0.41922828778198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63" calcext:value-type="float">
            <text:p>$763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7" calcext:value-type="float">
            <text:p>5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85148078293032" calcext:value-type="float">
            <text:p>0.78514807829303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50" calcext:value-type="float">
            <text:p>$75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7" calcext:value-type="float">
            <text:p>4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655350924566" calcext:value-type="float">
            <text:p>0.465535092456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12" calcext:value-type="float">
            <text:p>$612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8973160770726" calcext:value-type="float">
            <text:p>0.7897316077072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33" calcext:value-type="float">
            <text:p>$533</text:p>
          </table:table-cell>
          <table:table-cell table:style-name="ce7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973939394527132" calcext:value-type="float">
            <text:p>0.09739393945271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339" calcext:value-type="float">
            <text:p>$339</text:p>
          </table:table-cell>
          <table:table-cell table:style-name="ce5" office:value-type="float" office:value="2790" calcext:value-type="float">
            <text:p>$2,790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60" calcext:value-type="float">
            <text:p>60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11103394916648" calcext:value-type="float">
            <text:p>0.81110339491664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67" calcext:value-type="float">
            <text:p>$367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6" calcext:value-type="float">
            <text:p>3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01017813950286" calcext:value-type="float">
            <text:p>0.90101781395028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141" calcext:value-type="float">
            <text:p>$141</text:p>
          </table:table-cell>
          <table:table-cell table:style-name="ce5" office:value-type="float" office:value="245" calcext:value-type="float">
            <text:p>$245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01526201014229" calcext:value-type="float">
            <text:p>0.80152620101422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162" calcext:value-type="float">
            <text:p>$162</text:p>
          </table:table-cell>
          <table:table-cell table:style-name="ce5" office:value-type="float" office:value="595" calcext:value-type="float">
            <text:p>$595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6" calcext:value-type="float">
            <text:p>4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99179466355216" calcext:value-type="float">
            <text:p>0.89917946635521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287" calcext:value-type="float">
            <text:p>$287</text:p>
          </table:table-cell>
          <table:table-cell table:style-name="ce5" office:value-type="float" office:value="12348" calcext:value-type="float">
            <text:p>$12,348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0580792824563347" calcext:value-type="float">
            <text:p>0.00580792824563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03" calcext:value-type="float">
            <text:p>$403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5" calcext:value-type="float">
            <text:p>5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43146628304065" calcext:value-type="float">
            <text:p>0.54314662830406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317" calcext:value-type="float">
            <text:p>$317</text:p>
          </table:table-cell>
          <table:table-cell table:style-name="ce5" office:value-type="float" office:value="10980" calcext:value-type="float">
            <text:p>$10,98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65" calcext:value-type="float">
            <text:p>6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64284677001167" calcext:value-type="float">
            <text:p>0.36428467700116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8060" calcext:value-type="float">
            <text:p>$8,060</text:p>
          </table:table-cell>
          <table:table-cell table:style-name="ce5" office:value-type="float" office:value="607" calcext:value-type="float">
            <text:p>$607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33977313950007" calcext:value-type="float">
            <text:p>0.43397731395000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468" calcext:value-type="float">
            <text:p>$468</text:p>
          </table:table-cell>
          <table:table-cell table:style-name="ce5" office:value-type="float" office:value="14186" calcext:value-type="float">
            <text:p>$14,186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85224034493171" calcext:value-type="float">
            <text:p>0.48522403449317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335" calcext:value-type="float">
            <text:p>$335</text:p>
          </table:table-cell>
          <table:table-cell table:style-name="ce5" office:value-type="float" office:value="1708" calcext:value-type="float">
            <text:p>$1,708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6" calcext:value-type="float">
            <text:p>46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08938636429973" calcext:value-type="float">
            <text:p>0.70893863642997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177" calcext:value-type="float">
            <text:p>$177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20878795527224" calcext:value-type="float">
            <text:p>0.82087879552722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59" calcext:value-type="float">
            <text:p>$859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7805374983843" calcext:value-type="float">
            <text:p>0.5780537498384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273" calcext:value-type="float">
            <text:p>$3,273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08892486698631" calcext:value-type="float">
            <text:p>0.20889248669863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63" calcext:value-type="float">
            <text:p>$463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715977667048734" calcext:value-type="float">
            <text:p>0.07159776670487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09" calcext:value-type="float">
            <text:p>$109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35871174438681" calcext:value-type="float">
            <text:p>0.83587117443868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09" calcext:value-type="float">
            <text:p>$609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0877726745877086" calcext:value-type="float">
            <text:p>0.00877726745877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296" calcext:value-type="float">
            <text:p>$296</text:p>
          </table:table-cell>
          <table:table-cell table:style-name="ce5" office:value-type="float" office:value="818" calcext:value-type="float">
            <text:p>$818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90214112980486" calcext:value-type="float">
            <text:p>0.79021411298048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345" calcext:value-type="float">
            <text:p>$6,345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69495559016813" calcext:value-type="float">
            <text:p>0.76949555901681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955" calcext:value-type="float">
            <text:p>$955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6" calcext:value-type="float">
            <text:p>3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97482264802742" calcext:value-type="float">
            <text:p>0.69748226480274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60" calcext:value-type="float">
            <text:p>$16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40" calcext:value-type="float">
            <text:p>40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860552482294208" calcext:value-type="float">
            <text:p>0.08605524822942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50" calcext:value-type="float">
            <text:p>$75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7207981109463" calcext:value-type="float">
            <text:p>0.3720798110946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2641" calcext:value-type="float">
            <text:p>$2,641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1" calcext:value-type="float">
            <text:p>51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76049214492087" calcext:value-type="float">
            <text:p>0.57604921449208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876" calcext:value-type="float">
            <text:p>$876</text:p>
          </table:table-cell>
          <table:table-cell table:style-name="ce5" office:value-type="float" office:value="1533" calcext:value-type="float">
            <text:p>$1,533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2974210086511" calcext:value-type="float">
            <text:p>0.2297421008651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2242" calcext:value-type="float">
            <text:p>$12,242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67565119100614" calcext:value-type="float">
            <text:p>0.56756511910061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83" calcext:value-type="float">
            <text:p>$483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857197041076" calcext:value-type="float">
            <text:p>0.485719704107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97" calcext:value-type="float">
            <text:p>$497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05584410609528" calcext:value-type="float">
            <text:p>0.70558441060952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828" calcext:value-type="float">
            <text:p>$828</text:p>
          </table:table-cell>
          <table:table-cell table:style-name="ce5" office:value-type="float" office:value="391" calcext:value-type="float">
            <text:p>$391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22977196708139" calcext:value-type="float">
            <text:p>0.62297719670813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586" calcext:value-type="float">
            <text:p>$586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1" calcext:value-type="float">
            <text:p>5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93965279035719" calcext:value-type="float">
            <text:p>0.79396527903571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638" calcext:value-type="float">
            <text:p>$638</text:p>
          </table:table-cell>
          <table:table-cell table:style-name="ce5" office:value-type="float" office:value="347" calcext:value-type="float">
            <text:p>$347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6" calcext:value-type="float">
            <text:p>3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86964795221589" calcext:value-type="float">
            <text:p>0.28696479522158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949" calcext:value-type="float">
            <text:p>$949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57170118655815" calcext:value-type="float">
            <text:p>0.35717011865581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05" calcext:value-type="float">
            <text:p>$605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191273935991785" calcext:value-type="float">
            <text:p>0.01912739359917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09" calcext:value-type="float">
            <text:p>$909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57355445176404" calcext:value-type="float">
            <text:p>0.35735544517640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74" calcext:value-type="float">
            <text:p>$374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17669973975411" calcext:value-type="float">
            <text:p>0.61766997397541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25" calcext:value-type="float">
            <text:p>$325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0278344417960728" calcext:value-type="float">
            <text:p>0.00278344417960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61" calcext:value-type="float">
            <text:p>$461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72551510695112" calcext:value-type="float">
            <text:p>0.57255151069511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285" calcext:value-type="float">
            <text:p>$3,285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78327929202743" calcext:value-type="float">
            <text:p>0.47832792920274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1336" calcext:value-type="float">
            <text:p>$1,336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46901317605165" calcext:value-type="float">
            <text:p>0.24690131760516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859" calcext:value-type="float">
            <text:p>$859</text:p>
          </table:table-cell>
          <table:table-cell table:style-name="ce5" office:value-type="float" office:value="3305" calcext:value-type="float">
            <text:p>$3,305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959386899692853" calcext:value-type="float">
            <text:p>0.09593868996928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172" calcext:value-type="float">
            <text:p>$172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36124665024871" calcext:value-type="float">
            <text:p>0.53612466502487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47" calcext:value-type="float">
            <text:p>$547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41114452419349" calcext:value-type="float">
            <text:p>0.94111445241934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72" calcext:value-type="float">
            <text:p>$272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67" calcext:value-type="float">
            <text:p>6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879354213214" calcext:value-type="float">
            <text:p>0.887935421321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69" calcext:value-type="float">
            <text:p>$169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62361299917588" calcext:value-type="float">
            <text:p>0.16236129991758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61" calcext:value-type="float">
            <text:p>$761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9" calcext:value-type="float">
            <text:p>5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52101812989733" calcext:value-type="float">
            <text:p>0.35210181298973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26" calcext:value-type="float">
            <text:p>$626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64" calcext:value-type="float">
            <text:p>6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employ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265391082194543" calcext:value-type="float">
            <text:p>0.02653910821945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36" calcext:value-type="float">
            <text:p>$836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1737861813516" calcext:value-type="float">
            <text:p>0.3173786181351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522" calcext:value-type="float">
            <text:p>$522</text:p>
          </table:table-cell>
          <table:table-cell table:style-name="ce5" office:value-type="float" office:value="194" calcext:value-type="float">
            <text:p>$194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770595897232758" calcext:value-type="float">
            <text:p>0.07705958972327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857" calcext:value-type="float">
            <text:p>$5,857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6386243912279" calcext:value-type="float">
            <text:p>0.9638624391227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89" calcext:value-type="float">
            <text:p>$389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626403993719296" calcext:value-type="float">
            <text:p>0.0626403993719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851" calcext:value-type="float">
            <text:p>$1,851</text:p>
          </table:table-cell>
          <table:table-cell table:style-name="ce7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6" calcext:value-type="float">
            <text:p>5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75767160136298" calcext:value-type="float">
            <text:p>0.47576716013629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79" calcext:value-type="float">
            <text:p>$579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83581017753214" calcext:value-type="float">
            <text:p>0.48358101775321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36" calcext:value-type="float">
            <text:p>$636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287702811445565" calcext:value-type="float">
            <text:p>0.02877028114455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Other</text:p>
          </table:table-cell>
          <table:table-cell table:style-name="ce5" office:value-type="float" office:value="645" calcext:value-type="float">
            <text:p>$645</text:p>
          </table:table-cell>
          <table:table-cell table:style-name="ce5" office:value-type="float" office:value="855" calcext:value-type="float">
            <text:p>$855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75297856497993" calcext:value-type="float">
            <text:p>0.17529785649799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3428" calcext:value-type="float">
            <text:p>$13,428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employ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06174086236041" calcext:value-type="float">
            <text:p>0.20617408623604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97" calcext:value-type="float">
            <text:p>$897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82653589496742" calcext:value-type="float">
            <text:p>0.68265358949674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8636" calcext:value-type="float">
            <text:p>$8,636</text:p>
          </table:table-cell>
          <table:table-cell table:style-name="ce5" office:value-type="float" office:value="214" calcext:value-type="float">
            <text:p>$214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91982381582474" calcext:value-type="float">
            <text:p>0.79198238158247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628" calcext:value-type="float">
            <text:p>$6,628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653109430188843" calcext:value-type="float">
            <text:p>0.06531094301888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9" calcext:value-type="float">
            <text:p>3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17665040924028" calcext:value-type="float">
            <text:p>0.51766504092402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519" calcext:value-type="float">
            <text:p>$1,519</text:p>
          </table:table-cell>
          <table:table-cell table:style-name="ce7" office:value-type="float" office:value="40" calcext:value-type="float">
            <text:p>4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4" calcext:value-type="float">
            <text:p>4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28158105953819" calcext:value-type="float">
            <text:p>0.52815810595381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19155" calcext:value-type="float">
            <text:p>$19,155</text:p>
          </table:table-cell>
          <table:table-cell table:style-name="ce5" office:value-type="float" office:value="131" calcext:value-type="float">
            <text:p>$131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98751035226654" calcext:value-type="float">
            <text:p>0.49875103522665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180" calcext:value-type="float">
            <text:p>$5,180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0" calcext:value-type="float">
            <text:p>4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77004831540568" calcext:value-type="float">
            <text:p>0.47700483154056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13" calcext:value-type="float">
            <text:p>$813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40956066457298" calcext:value-type="float">
            <text:p>0.84095606645729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819" calcext:value-type="float">
            <text:p>$819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11977684729112" calcext:value-type="float">
            <text:p>0.21197768472911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62" calcext:value-type="float">
            <text:p>$762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15972119762589" calcext:value-type="float">
            <text:p>0.11597211976258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59" calcext:value-type="float">
            <text:p>$659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67676897606772" calcext:value-type="float">
            <text:p>0.86767689760677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85" calcext:value-type="float">
            <text:p>$485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56871404214399" calcext:value-type="float">
            <text:p>0.65687140421439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06" calcext:value-type="float">
            <text:p>$706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32789154022817" calcext:value-type="float">
            <text:p>0.23278915402281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18" calcext:value-type="float">
            <text:p>$718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4" calcext:value-type="float">
            <text:p>54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employ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57668681799249" calcext:value-type="float">
            <text:p>0.75766868179924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07" calcext:value-type="float">
            <text:p>$407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95640011252334" calcext:value-type="float">
            <text:p>0.29564001125233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10" calcext:value-type="float">
            <text:p>$71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42756269364649" calcext:value-type="float">
            <text:p>0.44275626936464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66" calcext:value-type="float">
            <text:p>$466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19154457332043" calcext:value-type="float">
            <text:p>0.61915445733204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35" calcext:value-type="float">
            <text:p>$835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39792350128917" calcext:value-type="float">
            <text:p>0.83979235012891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497" calcext:value-type="float">
            <text:p>$497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54637458682905" calcext:value-type="float">
            <text:p>0.75463745868290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125" calcext:value-type="float">
            <text:p>$9,125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80246271693241" calcext:value-type="float">
            <text:p>0.58024627169324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016" calcext:value-type="float">
            <text:p>$9,016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0139747871228" calcext:value-type="float">
            <text:p>0.9013974787122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483" calcext:value-type="float">
            <text:p>$483</text:p>
          </table:table-cell>
          <table:table-cell table:style-name="ce5" office:value-type="float" office:value="415" calcext:value-type="float">
            <text:p>$415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38537443889372" calcext:value-type="float">
            <text:p>0.33853744388937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39" calcext:value-type="float">
            <text:p>$739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80231809563591" calcext:value-type="float">
            <text:p>0.08023180956359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7545" calcext:value-type="float">
            <text:p>$17,545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78686858518904" calcext:value-type="float">
            <text:p>0.87868685851890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369" calcext:value-type="float">
            <text:p>$3,369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11718500334019" calcext:value-type="float">
            <text:p>0.41171850033401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10417" calcext:value-type="float">
            <text:p>$10,417</text:p>
          </table:table-cell>
          <table:table-cell table:style-name="ce5" office:value-type="float" office:value="19811" calcext:value-type="float">
            <text:p>$19,811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84535943353509" calcext:value-type="float">
            <text:p>0.48453594335350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17" calcext:value-type="float">
            <text:p>$717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0" calcext:value-type="float">
            <text:p>4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51504689582752" calcext:value-type="float">
            <text:p>0.35150468958275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16647" calcext:value-type="float">
            <text:p>$16,647</text:p>
          </table:table-cell>
          <table:table-cell table:style-name="ce5" office:value-type="float" office:value="895" calcext:value-type="float">
            <text:p>$895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0218998547293322" calcext:value-type="float">
            <text:p>0.00218998547293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57" calcext:value-type="float">
            <text:p>$957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35502227317231" calcext:value-type="float">
            <text:p>0.13550222731723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898" calcext:value-type="float">
            <text:p>$898</text:p>
          </table:table-cell>
          <table:table-cell table:style-name="ce5" office:value-type="float" office:value="177" calcext:value-type="float">
            <text:p>$177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13888217688601" calcext:value-type="float">
            <text:p>0.11388821768860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664" calcext:value-type="float">
            <text:p>$664</text:p>
          </table:table-cell>
          <table:table-cell table:style-name="ce5" office:value-type="float" office:value="537" calcext:value-type="float">
            <text:p>$537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8" calcext:value-type="float">
            <text:p>4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76941364659134" calcext:value-type="float">
            <text:p>0.47694136465913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22" calcext:value-type="float">
            <text:p>$922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78723448149936" calcext:value-type="float">
            <text:p>0.67872344814993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940" calcext:value-type="float">
            <text:p>$940</text:p>
          </table:table-cell>
          <table:table-cell table:style-name="ce5" office:value-type="float" office:value="715" calcext:value-type="float">
            <text:p>$715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58549749416081" calcext:value-type="float">
            <text:p>0.35854974941608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96" calcext:value-type="float">
            <text:p>$596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1" calcext:value-type="float">
            <text:p>5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70591892318078" calcext:value-type="float">
            <text:p>0.17059189231807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Other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9" calcext:value-type="float">
            <text:p>3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97144468472814" calcext:value-type="float">
            <text:p>0.39714446847281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798" calcext:value-type="float">
            <text:p>$798</text:p>
          </table:table-cell>
          <table:table-cell table:style-name="ce5" office:value-type="float" office:value="137" calcext:value-type="float">
            <text:p>$137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77874406072868" calcext:value-type="float">
            <text:p>0.87787440607286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457" calcext:value-type="float">
            <text:p>$457</text:p>
          </table:table-cell>
          <table:table-cell table:style-name="ce5" office:value-type="float" office:value="318" calcext:value-type="float">
            <text:p>$318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0" calcext:value-type="float">
            <text:p>4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78727278506091" calcext:value-type="float">
            <text:p>0.47872727850609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870" calcext:value-type="float">
            <text:p>$870</text:p>
          </table:table-cell>
          <table:table-cell table:style-name="ce5" office:value-type="float" office:value="917" calcext:value-type="float">
            <text:p>$917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35310416412143" calcext:value-type="float">
            <text:p>0.23531041641214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399" calcext:value-type="float">
            <text:p>$399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2" calcext:value-type="float">
            <text:p>5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63873590899211" calcext:value-type="float">
            <text:p>0.16387359089921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8122" calcext:value-type="float">
            <text:p>$8,122</text:p>
          </table:table-cell>
          <table:table-cell table:style-name="ce5" office:value-type="float" office:value="136" calcext:value-type="float">
            <text:p>$136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89060840815261" calcext:value-type="float">
            <text:p>0.28906084081526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7124" calcext:value-type="float">
            <text:p>$17,124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88191133881331" calcext:value-type="float">
            <text:p>0.38819113388133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76" calcext:value-type="float">
            <text:p>$276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62" calcext:value-type="float">
            <text:p>6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17943692981919" calcext:value-type="float">
            <text:p>0.71794369298191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889" calcext:value-type="float">
            <text:p>$889</text:p>
          </table:table-cell>
          <table:table-cell table:style-name="ce5" office:value-type="float" office:value="1583" calcext:value-type="float">
            <text:p>$1,583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66649470140336" calcext:value-type="float">
            <text:p>0.36664947014033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271" calcext:value-type="float">
            <text:p>$271</text:p>
          </table:table-cell>
          <table:table-cell table:style-name="ce5" office:value-type="float" office:value="759" calcext:value-type="float">
            <text:p>$759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66" calcext:value-type="float">
            <text:p>6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85159155198775" calcext:value-type="float">
            <text:p>0.58515915519877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5588" calcext:value-type="float">
            <text:p>$5,588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86368496336444" calcext:value-type="float">
            <text:p>0.68636849633644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70" calcext:value-type="float">
            <text:p>$97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79128208880484" calcext:value-type="float">
            <text:p>0.47912820888048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497" calcext:value-type="float">
            <text:p>$497</text:p>
          </table:table-cell>
          <table:table-cell table:style-name="ce5" office:value-type="float" office:value="888" calcext:value-type="float">
            <text:p>$888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employ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671070664134785" calcext:value-type="float">
            <text:p>0.06710706641347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642" calcext:value-type="float">
            <text:p>$642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22493765025374" calcext:value-type="float">
            <text:p>0.22249376502537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03" calcext:value-type="float">
            <text:p>$803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2" calcext:value-type="float">
            <text:p>52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08200128308559" calcext:value-type="float">
            <text:p>0.60820012830855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22" calcext:value-type="float">
            <text:p>$322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72078990637269" calcext:value-type="float">
            <text:p>0.87207899063726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52" calcext:value-type="float">
            <text:p>$552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47" calcext:value-type="float">
            <text:p>4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50508286694037" calcext:value-type="float">
            <text:p>0.55050828669403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23" calcext:value-type="float">
            <text:p>$323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58341990917825" calcext:value-type="float">
            <text:p>0.25834199091782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893" calcext:value-type="float">
            <text:p>$893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384422841737739" calcext:value-type="float">
            <text:p>0.03844228417377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56" calcext:value-type="float">
            <text:p>$656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22851199557233" calcext:value-type="float">
            <text:p>0.92285119955723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25" calcext:value-type="float">
            <text:p>$425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78252946029185" calcext:value-type="float">
            <text:p>0.77825294602918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92" calcext:value-type="float">
            <text:p>$192</text:p>
          </table:table-cell>
          <table:table-cell table:style-name="ce7" office:value-type="float" office:value="46" calcext:value-type="float">
            <text:p>4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18295187154765" calcext:value-type="float">
            <text:p>0.51829518715476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996" calcext:value-type="float">
            <text:p>$996</text:p>
          </table:table-cell>
          <table:table-cell table:style-name="ce5" office:value-type="float" office:value="837" calcext:value-type="float">
            <text:p>$837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54020665132789" calcext:value-type="float">
            <text:p>0.85402066513278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9783" calcext:value-type="float">
            <text:p>$9,783</text:p>
          </table:table-cell>
          <table:table-cell table:style-name="ce5" office:value-type="float" office:value="885" calcext:value-type="float">
            <text:p>$885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employ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45576837637435" calcext:value-type="float">
            <text:p>0.64557683763743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04" calcext:value-type="float">
            <text:p>$104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31258468032925" calcext:value-type="float">
            <text:p>0.63125846803292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71" calcext:value-type="float">
            <text:p>$471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80333746055034" calcext:value-type="float">
            <text:p>0.18033374605503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04" calcext:value-type="float">
            <text:p>$204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121987248748851" calcext:value-type="float">
            <text:p>0.01219872487488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50" calcext:value-type="float">
            <text:p>$150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6" calcext:value-type="float">
            <text:p>36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41276140621534" calcext:value-type="float">
            <text:p>0.44127614062153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966" calcext:value-type="float">
            <text:p>$966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28233060015377" calcext:value-type="float">
            <text:p>0.32823306001537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04" calcext:value-type="float">
            <text:p>$104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38822066157316" calcext:value-type="float">
            <text:p>0.33882206615731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20023226207904" calcext:value-type="float">
            <text:p>0.82002322620790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396" calcext:value-type="float">
            <text:p>$396</text:p>
          </table:table-cell>
          <table:table-cell table:style-name="ce5" office:value-type="float" office:value="228" calcext:value-type="float">
            <text:p>$228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6" calcext:value-type="float">
            <text:p>4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860328743739737" calcext:value-type="float">
            <text:p>0.08603287437397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79" calcext:value-type="float">
            <text:p>$979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31948813106449" calcext:value-type="float">
            <text:p>0.33194881310644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15328" calcext:value-type="float">
            <text:p>$15,328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5737690195768" calcext:value-type="float">
            <text:p>0.1573769019576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37" calcext:value-type="float">
            <text:p>$637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83812879523218" calcext:value-type="float">
            <text:p>0.68381287952321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366" calcext:value-type="float">
            <text:p>$1,366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01599677132665" calcext:value-type="float">
            <text:p>0.30159967713266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19766" calcext:value-type="float">
            <text:p>$19,766</text:p>
          </table:table-cell>
          <table:table-cell table:style-name="ce5" office:value-type="float" office:value="2141" calcext:value-type="float">
            <text:p>$2,141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7" calcext:value-type="float">
            <text:p>47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49396540377811" calcext:value-type="float">
            <text:p>0.84939654037781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357" calcext:value-type="float">
            <text:p>$8,357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01102979145936" calcext:value-type="float">
            <text:p>0.50110297914593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963" calcext:value-type="float">
            <text:p>$963</text:p>
          </table:table-cell>
          <table:table-cell table:style-name="ce5" office:value-type="float" office:value="4754" calcext:value-type="float">
            <text:p>$4,754</text:p>
          </table:table-cell>
          <table:table-cell table:style-name="ce7" office:value-type="float" office:value="40" calcext:value-type="float">
            <text:p>4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97209106008868" calcext:value-type="float">
            <text:p>0.29720910600886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101" calcext:value-type="float">
            <text:p>$101</text:p>
          </table:table-cell>
          <table:table-cell table:style-name="ce5" office:value-type="float" office:value="3871" calcext:value-type="float">
            <text:p>$3,871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98878809408951" calcext:value-type="float">
            <text:p>0.89887880940895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218" calcext:value-type="float">
            <text:p>$1,218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85331878803679" calcext:value-type="float">
            <text:p>0.38533187880367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2472" calcext:value-type="float">
            <text:p>$2,472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13830956451355" calcext:value-type="float">
            <text:p>0.71383095645135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942" calcext:value-type="float">
            <text:p>$942</text:p>
          </table:table-cell>
          <table:table-cell table:style-name="ce5" office:value-type="float" office:value="3036" calcext:value-type="float">
            <text:p>$3,036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67225523480603" calcext:value-type="float">
            <text:p>0.56722552348060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564" calcext:value-type="float">
            <text:p>$5,564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32189204533891" calcext:value-type="float">
            <text:p>0.93218920453389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96" calcext:value-type="float">
            <text:p>$296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71187139806496" calcext:value-type="float">
            <text:p>0.97118713980649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67" calcext:value-type="float">
            <text:p>$867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88391099075947" calcext:value-type="float">
            <text:p>0.98839109907594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9621" calcext:value-type="float">
            <text:p>$9,621</text:p>
          </table:table-cell>
          <table:table-cell table:style-name="ce5" office:value-type="float" office:value="308" calcext:value-type="float">
            <text:p>$308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84939656090811" calcext:value-type="float">
            <text:p>0.68493965609081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45" calcext:value-type="float">
            <text:p>$945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9973536109935" calcext:value-type="float">
            <text:p>0.2997353610993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789" calcext:value-type="float">
            <text:p>$789</text:p>
          </table:table-cell>
          <table:table-cell table:style-name="ce5" office:value-type="float" office:value="989" calcext:value-type="float">
            <text:p>$989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241402871880033" calcext:value-type="float">
            <text:p>0.02414028718800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296" calcext:value-type="float">
            <text:p>$296</text:p>
          </table:table-cell>
          <table:table-cell table:style-name="ce5" office:value-type="float" office:value="591" calcext:value-type="float">
            <text:p>$591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6" calcext:value-type="float">
            <text:p>56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23791324090639" calcext:value-type="float">
            <text:p>0.52379132409063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Other</text:p>
          </table:table-cell>
          <table:table-cell table:style-name="ce5" office:value-type="float" office:value="218" calcext:value-type="float">
            <text:p>$218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9" calcext:value-type="float">
            <text:p>39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employ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153178629169695" calcext:value-type="float">
            <text:p>0.0153178629169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5133" calcext:value-type="float">
            <text:p>$5,133</text:p>
          </table:table-cell>
          <table:table-cell table:style-name="ce5" office:value-type="float" office:value="698" calcext:value-type="float">
            <text:p>$698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6" calcext:value-type="float">
            <text:p>3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85721116641625" calcext:value-type="float">
            <text:p>0.48572111664162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231" calcext:value-type="float">
            <text:p>$231</text:p>
          </table:table-cell>
          <table:table-cell table:style-name="ce5" office:value-type="float" office:value="702" calcext:value-type="float">
            <text:p>$702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42945019129246" calcext:value-type="float">
            <text:p>0.64294501912924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509" calcext:value-type="float">
            <text:p>$509</text:p>
          </table:table-cell>
          <table:table-cell table:style-name="ce5" office:value-type="float" office:value="241" calcext:value-type="float">
            <text:p>$241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13678096828574" calcext:value-type="float">
            <text:p>0.31367809682857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305" calcext:value-type="float">
            <text:p>$305</text:p>
          </table:table-cell>
          <table:table-cell table:style-name="ce5" office:value-type="float" office:value="492" calcext:value-type="float">
            <text:p>$492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99953673965121" calcext:value-type="float">
            <text:p>0.79995367396512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449" calcext:value-type="float">
            <text:p>$4,449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60978383591934" calcext:value-type="float">
            <text:p>0.66097838359193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651" calcext:value-type="float">
            <text:p>$651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534937077591187" calcext:value-type="float">
            <text:p>0.05349370775911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training</text:p>
          </table:table-cell>
          <table:table-cell table:style-name="ce5" office:value-type="float" office:value="644" calcext:value-type="float">
            <text:p>$644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14737340697467" calcext:value-type="float">
            <text:p>0.51473734069746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00" calcext:value-type="float">
            <text:p>$80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9" calcext:value-type="float">
            <text:p>5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80876750225168" calcext:value-type="float">
            <text:p>0.18087675022516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4190" calcext:value-type="float">
            <text:p>$14,19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77050273499269" calcext:value-type="float">
            <text:p>0.17705027349926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98" calcext:value-type="float">
            <text:p>$798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26365245636618" calcext:value-type="float">
            <text:p>0.52636524563661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216" calcext:value-type="float">
            <text:p>$216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26945017018966" calcext:value-type="float">
            <text:p>0.22694501701896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24" calcext:value-type="float">
            <text:p>$724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30038615989824" calcext:value-type="float">
            <text:p>0.43003861598982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0787899216812123" calcext:value-type="float">
            <text:p>0.00787899216812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710" calcext:value-type="float">
            <text:p>$7,71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2" calcext:value-type="float">
            <text:p>5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29520649990992" calcext:value-type="float">
            <text:p>0.22952064999099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713" calcext:value-type="float">
            <text:p>$713</text:p>
          </table:table-cell>
          <table:table-cell table:style-name="ce5" office:value-type="float" office:value="784" calcext:value-type="float">
            <text:p>$784</text:p>
          </table:table-cell>
          <table:table-cell table:style-name="ce7" office:value-type="float" office:value="61" calcext:value-type="float">
            <text:p>6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3429911551112" calcext:value-type="float">
            <text:p>0.9342991155111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895" calcext:value-type="float">
            <text:p>$895</text:p>
          </table:table-cell>
          <table:table-cell table:style-name="ce5" office:value-type="float" office:value="243" calcext:value-type="float">
            <text:p>$243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91553964619481" calcext:value-type="float">
            <text:p>0.99155396461948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513" calcext:value-type="float">
            <text:p>$513</text:p>
          </table:table-cell>
          <table:table-cell table:style-name="ce5" office:value-type="float" office:value="442" calcext:value-type="float">
            <text:p>$442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59597777283701" calcext:value-type="float">
            <text:p>0.85959777728370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97" calcext:value-type="float">
            <text:p>$897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91496673181213" calcext:value-type="float">
            <text:p>0.39149667318121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99" calcext:value-type="float">
            <text:p>$299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6" calcext:value-type="float">
            <text:p>46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25241552616372" calcext:value-type="float">
            <text:p>0.62524155261637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946" calcext:value-type="float">
            <text:p>$946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17041523484641" calcext:value-type="float">
            <text:p>0.41704152348464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training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03" calcext:value-type="float">
            <text:p>$603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87533075230566" calcext:value-type="float">
            <text:p>0.98753307523056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48" calcext:value-type="float">
            <text:p>$648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4" calcext:value-type="float">
            <text:p>4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61209125192062" calcext:value-type="float">
            <text:p>0.66120912519206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759" calcext:value-type="float">
            <text:p>$759</text:p>
          </table:table-cell>
          <table:table-cell table:style-name="ce5" office:value-type="float" office:value="596" calcext:value-type="float">
            <text:p>$596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06071461267924" calcext:value-type="float">
            <text:p>0.70607146126792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17366" calcext:value-type="float">
            <text:p>$17,366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48475814983694" calcext:value-type="float">
            <text:p>0.14847581498369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161" calcext:value-type="float">
            <text:p>$161</text:p>
          </table:table-cell>
          <table:table-cell table:style-name="ce5" office:value-type="float" office:value="524" calcext:value-type="float">
            <text:p>$524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78882697410471" calcext:value-type="float">
            <text:p>0.87888269741047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192" calcext:value-type="float">
            <text:p>$192</text:p>
          </table:table-cell>
          <table:table-cell table:style-name="ce5" office:value-type="float" office:value="199" calcext:value-type="float">
            <text:p>$199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43912569791412" calcext:value-type="float">
            <text:p>0.94391256979141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425" calcext:value-type="float">
            <text:p>$425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6854838051468" calcext:value-type="float">
            <text:p>0.7685483805146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207" calcext:value-type="float">
            <text:p>$207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7" calcext:value-type="float">
            <text:p>4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83992293951174" calcext:value-type="float">
            <text:p>0.28399229395117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36" calcext:value-type="float">
            <text:p>$736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56393423574519" calcext:value-type="float">
            <text:p>0.65639342357451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07" calcext:value-type="float">
            <text:p>$607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96370202201623" calcext:value-type="float">
            <text:p>0.29637020220162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02" calcext:value-type="float">
            <text:p>$102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3" calcext:value-type="float">
            <text:p>5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employ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72811697748813" calcext:value-type="float">
            <text:p>0.17281169774881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Other</text:p>
          </table:table-cell>
          <table:table-cell table:style-name="ce5" office:value-type="float" office:value="852" calcext:value-type="float">
            <text:p>$852</text:p>
          </table:table-cell>
          <table:table-cell table:style-name="ce5" office:value-type="float" office:value="3613" calcext:value-type="float">
            <text:p>$3,613</text:p>
          </table:table-cell>
          <table:table-cell table:style-name="ce7" office:value-type="float" office:value="61" calcext:value-type="float">
            <text:p>6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9" calcext:value-type="float">
            <text:p>59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30834635778048" calcext:value-type="float">
            <text:p>0.43083463577804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887" calcext:value-type="float">
            <text:p>$887</text:p>
          </table:table-cell>
          <table:table-cell table:style-name="ce5" office:value-type="float" office:value="519" calcext:value-type="float">
            <text:p>$519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27778677742096" calcext:value-type="float">
            <text:p>0.32777867774209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62" calcext:value-type="float">
            <text:p>$162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4" calcext:value-type="float">
            <text:p>5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35651544021617" calcext:value-type="float">
            <text:p>0.33565154402161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490" calcext:value-type="float">
            <text:p>$6,49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5" calcext:value-type="float">
            <text:p>4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33882067756395" calcext:value-type="float">
            <text:p>0.33388206775639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16935" calcext:value-type="float">
            <text:p>$16,935</text:p>
          </table:table-cell>
          <table:table-cell table:style-name="ce5" office:value-type="float" office:value="189" calcext:value-type="float">
            <text:p>$189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254364221545429" calcext:value-type="float">
            <text:p>0.02543642215454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87" calcext:value-type="float">
            <text:p>$987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64456394859713" calcext:value-type="float">
            <text:p>0.96445639485971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2484" calcext:value-type="float">
            <text:p>$2,484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84326995257893" calcext:value-type="float">
            <text:p>0.98432699525789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8716" calcext:value-type="float">
            <text:p>$18,716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04073196143138" calcext:value-type="float">
            <text:p>0.20407319614313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13496" calcext:value-type="float">
            <text:p>$13,496</text:p>
          </table:table-cell>
          <table:table-cell table:style-name="ce5" office:value-type="float" office:value="650" calcext:value-type="float">
            <text:p>$65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61041367854182" calcext:value-type="float">
            <text:p>0.96104136785418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Other</text:p>
          </table:table-cell>
          <table:table-cell table:style-name="ce5" office:value-type="float" office:value="560" calcext:value-type="float">
            <text:p>$560</text:p>
          </table:table-cell>
          <table:table-cell table:style-name="ce5" office:value-type="float" office:value="887" calcext:value-type="float">
            <text:p>$887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45134541263396" calcext:value-type="float">
            <text:p>0.54513454126339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757" calcext:value-type="float">
            <text:p>$757</text:p>
          </table:table-cell>
          <table:table-cell table:style-name="ce5" office:value-type="float" office:value="208" calcext:value-type="float">
            <text:p>$208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2" calcext:value-type="float">
            <text:p>4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58724837896174" calcext:value-type="float">
            <text:p>0.25872483789617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983" calcext:value-type="float">
            <text:p>$983</text:p>
          </table:table-cell>
          <table:table-cell table:style-name="ce5" office:value-type="float" office:value="950" calcext:value-type="float">
            <text:p>$95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4840187394884" calcext:value-type="float">
            <text:p>0.5484018739488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6851" calcext:value-type="float">
            <text:p>$6,851</text:p>
          </table:table-cell>
          <table:table-cell table:style-name="ce5" office:value-type="float" office:value="901" calcext:value-type="float">
            <text:p>$901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18429204406764" calcext:value-type="float">
            <text:p>0.41842920440676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498" calcext:value-type="float">
            <text:p>$498</text:p>
          </table:table-cell>
          <table:table-cell table:style-name="ce5" office:value-type="float" office:value="598" calcext:value-type="float">
            <text:p>$598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28368457975466" calcext:value-type="float">
            <text:p>0.32836845797546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624" calcext:value-type="float">
            <text:p>$624</text:p>
          </table:table-cell>
          <table:table-cell table:style-name="ce5" office:value-type="float" office:value="785" calcext:value-type="float">
            <text:p>$785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3" calcext:value-type="float">
            <text:p>53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68941904191635" calcext:value-type="float">
            <text:p>0.56894190419163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734" calcext:value-type="float">
            <text:p>$734</text:p>
          </table:table-cell>
          <table:table-cell table:style-name="ce5" office:value-type="float" office:value="348" calcext:value-type="float">
            <text:p>$348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67881576744985" calcext:value-type="float">
            <text:p>0.16788157674498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69" calcext:value-type="float">
            <text:p>$369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64891820852934" calcext:value-type="float">
            <text:p>0.46489182085293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237" calcext:value-type="float">
            <text:p>$237</text:p>
          </table:table-cell>
          <table:table-cell table:style-name="ce5" office:value-type="float" office:value="236" calcext:value-type="float">
            <text:p>$236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73784800959355" calcext:value-type="float">
            <text:p>0.47378480095935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29" calcext:value-type="float">
            <text:p>$129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9" calcext:value-type="float">
            <text:p>3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24727507057159" calcext:value-type="float">
            <text:p>0.52472750705715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00" calcext:value-type="float">
            <text:p>$800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37658223670458" calcext:value-type="float">
            <text:p>0.83765822367045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281" calcext:value-type="float">
            <text:p>$3,281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16800237250386" calcext:value-type="float">
            <text:p>0.41680023725038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765" calcext:value-type="float">
            <text:p>$765</text:p>
          </table:table-cell>
          <table:table-cell table:style-name="ce5" office:value-type="float" office:value="10406" calcext:value-type="float">
            <text:p>$10,406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65" calcext:value-type="float">
            <text:p>6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11057861128991" calcext:value-type="float">
            <text:p>0.31105786112899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62" calcext:value-type="float">
            <text:p>$862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5865746966835" calcext:value-type="float">
            <text:p>0.2586574696683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29" calcext:value-type="float">
            <text:p>$229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97602101622791" calcext:value-type="float">
            <text:p>0.39760210162279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86" calcext:value-type="float">
            <text:p>$486</text:p>
          </table:table-cell>
          <table:table-cell table:style-name="ce7" office:value-type="float" office:value="12" calcext:value-type="float">
            <text:p>1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30470623579652" calcext:value-type="float">
            <text:p>0.23047062357965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46" calcext:value-type="float">
            <text:p>$146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61648149061827" calcext:value-type="float">
            <text:p>0.26164814906182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8948" calcext:value-type="float">
            <text:p>$8,948</text:p>
          </table:table-cell>
          <table:table-cell table:style-name="ce5" office:value-type="float" office:value="110" calcext:value-type="float">
            <text:p>$110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65" calcext:value-type="float">
            <text:p>6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77667864121534" calcext:value-type="float">
            <text:p>0.37766786412153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3880" calcext:value-type="float">
            <text:p>$3,880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55131038275153" calcext:value-type="float">
            <text:p>0.65513103827515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41" calcext:value-type="float">
            <text:p>$941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900144547151187" calcext:value-type="float">
            <text:p>0.09001445471511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565" calcext:value-type="float">
            <text:p>$565</text:p>
          </table:table-cell>
          <table:table-cell table:style-name="ce5" office:value-type="float" office:value="863" calcext:value-type="float">
            <text:p>$863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6" calcext:value-type="float">
            <text:p>3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52448132260522" calcext:value-type="float">
            <text:p>0.85244813226052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41" calcext:value-type="float">
            <text:p>$541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05709636955973" calcext:value-type="float">
            <text:p>0.10570963695597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652" calcext:value-type="float">
            <text:p>$652</text:p>
          </table:table-cell>
          <table:table-cell table:style-name="ce5" office:value-type="float" office:value="732" calcext:value-type="float">
            <text:p>$732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64853116095945" calcext:value-type="float">
            <text:p>0.66485311609594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08" calcext:value-type="float">
            <text:p>$208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1" calcext:value-type="float">
            <text:p>5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37251429173976" calcext:value-type="float">
            <text:p>0.53725142917397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04" calcext:value-type="float">
            <text:p>$904</text:p>
          </table:table-cell>
          <table:table-cell table:style-name="ce7" office:value-type="float" office:value="12" calcext:value-type="float">
            <text:p>1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41871932997597" calcext:value-type="float">
            <text:p>0.64187193299759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48" calcext:value-type="float">
            <text:p>$148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71460144712156" calcext:value-type="float">
            <text:p>0.97146014471215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44" calcext:value-type="float">
            <text:p>$544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employ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27287181820318" calcext:value-type="float">
            <text:p>0.12728718182031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59" calcext:value-type="float">
            <text:p>$859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48703037710919" calcext:value-type="float">
            <text:p>0.94870303771091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74" calcext:value-type="float">
            <text:p>$674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63356857872592" calcext:value-type="float">
            <text:p>0.96335685787259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64" calcext:value-type="float">
            <text:p>$364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92329215654638" calcext:value-type="float">
            <text:p>0.89232921565463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522" calcext:value-type="float">
            <text:p>$522</text:p>
          </table:table-cell>
          <table:table-cell table:style-name="ce5" office:value-type="float" office:value="385" calcext:value-type="float">
            <text:p>$385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63" calcext:value-type="float">
            <text:p>6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13832068064483" calcext:value-type="float">
            <text:p>0.21383206806448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529" calcext:value-type="float">
            <text:p>$3,529</text:p>
          </table:table-cell>
          <table:table-cell table:style-name="ce7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63" calcext:value-type="float">
            <text:p>6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52276669711924" calcext:value-type="float">
            <text:p>0.25227666971192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21" calcext:value-type="float">
            <text:p>$821</text:p>
          </table:table-cell>
          <table:table-cell table:style-name="ce7" office:value-type="float" office:value="48" calcext:value-type="float">
            <text:p>4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71180613312943" calcext:value-type="float">
            <text:p>0.77118061331294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778" calcext:value-type="float">
            <text:p>$778</text:p>
          </table:table-cell>
          <table:table-cell table:style-name="ce5" office:value-type="float" office:value="861" calcext:value-type="float">
            <text:p>$861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22159172859196" calcext:value-type="float">
            <text:p>0.12215917285919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12974" calcext:value-type="float">
            <text:p>$12,974</text:p>
          </table:table-cell>
          <table:table-cell table:style-name="ce5" office:value-type="float" office:value="19568" calcext:value-type="float">
            <text:p>$19,568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0920475526507491" calcext:value-type="float">
            <text:p>0.00920475526507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298" calcext:value-type="float">
            <text:p>$298</text:p>
          </table:table-cell>
          <table:table-cell table:style-name="ce5" office:value-type="float" office:value="3326" calcext:value-type="float">
            <text:p>$3,326</text:p>
          </table:table-cell>
          <table:table-cell table:style-name="ce7" office:value-type="float" office:value="73" calcext:value-type="float">
            <text:p>7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86976121739499" calcext:value-type="float">
            <text:p>0.68697612173949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193" calcext:value-type="float">
            <text:p>$193</text:p>
          </table:table-cell>
          <table:table-cell table:style-name="ce5" office:value-type="float" office:value="2684" calcext:value-type="float">
            <text:p>$2,684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876353517651041" calcext:value-type="float">
            <text:p>0.08763535176510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14" calcext:value-type="float">
            <text:p>$914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01859538629113" calcext:value-type="float">
            <text:p>0.80185953862911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09" calcext:value-type="float">
            <text:p>$309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13892566283223" calcext:value-type="float">
            <text:p>0.41389256628322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47" calcext:value-type="float">
            <text:p>$347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5" calcext:value-type="float">
            <text:p>45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84871183306685" calcext:value-type="float">
            <text:p>0.18487118330668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06" calcext:value-type="float">
            <text:p>$506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0454200845039027" calcext:value-type="float">
            <text:p>0.0045420084503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36" calcext:value-type="float">
            <text:p>$836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62952658002109" calcext:value-type="float">
            <text:p>0.66295265800210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21" calcext:value-type="float">
            <text:p>$821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4" calcext:value-type="float">
            <text:p>4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07978227211785" calcext:value-type="float">
            <text:p>0.30797822721178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27" calcext:value-type="float">
            <text:p>$127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92472550994849" calcext:value-type="float">
            <text:p>0.59247255099484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956" calcext:value-type="float">
            <text:p>$956</text:p>
          </table:table-cell>
          <table:table-cell table:style-name="ce5" office:value-type="float" office:value="1482" calcext:value-type="float">
            <text:p>$1,482</text:p>
          </table:table-cell>
          <table:table-cell table:style-name="ce7" office:value-type="float" office:value="46" calcext:value-type="float">
            <text:p>4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34374734926601" calcext:value-type="float">
            <text:p>0.53437473492660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256" calcext:value-type="float">
            <text:p>$256</text:p>
          </table:table-cell>
          <table:table-cell table:style-name="ce5" office:value-type="float" office:value="954" calcext:value-type="float">
            <text:p>$954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44266248791497" calcext:value-type="float">
            <text:p>0.94426624879149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580" calcext:value-type="float">
            <text:p>$580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49796538182222" calcext:value-type="float">
            <text:p>0.74979653818222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54" calcext:value-type="float">
            <text:p>$154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63595676147315" calcext:value-type="float">
            <text:p>0.76359567614731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2715" calcext:value-type="float">
            <text:p>$2,715</text:p>
          </table:table-cell>
          <table:table-cell table:style-name="ce5" office:value-type="float" office:value="1435" calcext:value-type="float">
            <text:p>$1,435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6250604922148" calcext:value-type="float">
            <text:p>0.7625060492214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17" calcext:value-type="float">
            <text:p>$717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1635177479377" calcext:value-type="float">
            <text:p>0.9163517747937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2632" calcext:value-type="float">
            <text:p>$12,632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06529523667577" calcext:value-type="float">
            <text:p>0.60652952366757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16807302961334" calcext:value-type="float">
            <text:p>0.91680730296133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6509" calcext:value-type="float">
            <text:p>$6,509</text:p>
          </table:table-cell>
          <table:table-cell table:style-name="ce5" office:value-type="float" office:value="493" calcext:value-type="float">
            <text:p>$493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65795457371357" calcext:value-type="float">
            <text:p>0.66579545737135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19" calcext:value-type="float">
            <text:p>$519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1584338171767" calcext:value-type="float">
            <text:p>0.6158433817176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70" calcext:value-type="float">
            <text:p>$27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18678175654546" calcext:value-type="float">
            <text:p>0.51867817565454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265" calcext:value-type="float">
            <text:p>$265</text:p>
          </table:table-cell>
          <table:table-cell table:style-name="ce5" office:value-type="float" office:value="947" calcext:value-type="float">
            <text:p>$947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60100231741667" calcext:value-type="float">
            <text:p>0.76010023174166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57" calcext:value-type="float">
            <text:p>$457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321125945340481" calcext:value-type="float">
            <text:p>0.03211259453404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644" calcext:value-type="float">
            <text:p>$644</text:p>
          </table:table-cell>
          <table:table-cell table:style-name="ce5" office:value-type="float" office:value="1571" calcext:value-type="float">
            <text:p>$1,571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86979577800173" calcext:value-type="float">
            <text:p>0.28697957780017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219" calcext:value-type="float">
            <text:p>$219</text:p>
          </table:table-cell>
          <table:table-cell table:style-name="ce5" office:value-type="float" office:value="841" calcext:value-type="float">
            <text:p>$841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4" calcext:value-type="float">
            <text:p>54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35598663301118" calcext:value-type="float">
            <text:p>0.83559866330111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8176" calcext:value-type="float">
            <text:p>$8,176</text:p>
          </table:table-cell>
          <table:table-cell table:style-name="ce5" office:value-type="float" office:value="12230" calcext:value-type="float">
            <text:p>$12,230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employ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03049345356732" calcext:value-type="float">
            <text:p>0.60304934535673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Large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5800" calcext:value-type="float">
            <text:p>$15,800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5426222889773" calcext:value-type="float">
            <text:p>0.3542622288977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305" calcext:value-type="float">
            <text:p>$305</text:p>
          </table:table-cell>
          <table:table-cell table:style-name="ce5" office:value-type="float" office:value="4553" calcext:value-type="float">
            <text:p>$4,553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35101511679883" calcext:value-type="float">
            <text:p>0.93510151167988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18" calcext:value-type="float">
            <text:p>$418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1399242972707" calcext:value-type="float">
            <text:p>0.5139924297270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122" calcext:value-type="float">
            <text:p>$122</text:p>
          </table:table-cell>
          <table:table-cell table:style-name="ce5" office:value-type="float" office:value="460" calcext:value-type="float">
            <text:p>$46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6" calcext:value-type="float">
            <text:p>56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58346485287452" calcext:value-type="float">
            <text:p>0.95834648528745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303" calcext:value-type="float">
            <text:p>$303</text:p>
          </table:table-cell>
          <table:table-cell table:style-name="ce5" office:value-type="float" office:value="899" calcext:value-type="float">
            <text:p>$899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35172637499022" calcext:value-type="float">
            <text:p>0.53517263749902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07" calcext:value-type="float">
            <text:p>$707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49554391262772" calcext:value-type="float">
            <text:p>0.34955439126277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7885" calcext:value-type="float">
            <text:p>$7,885</text:p>
          </table:table-cell>
          <table:table-cell table:style-name="ce5" office:value-type="float" office:value="6330" calcext:value-type="float">
            <text:p>$6,330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82005999547213" calcext:value-type="float">
            <text:p>0.68200599954721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514" calcext:value-type="float">
            <text:p>$514</text:p>
          </table:table-cell>
          <table:table-cell table:style-name="ce5" office:value-type="float" office:value="405" calcext:value-type="float">
            <text:p>$405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06412266075862" calcext:value-type="float">
            <text:p>0.20641226607586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315" calcext:value-type="float">
            <text:p>$315</text:p>
          </table:table-cell>
          <table:table-cell table:style-name="ce5" office:value-type="float" office:value="466" calcext:value-type="float">
            <text:p>$466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8" calcext:value-type="float">
            <text:p>4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71786301703081" calcext:value-type="float">
            <text:p>0.37178630170308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211" calcext:value-type="float">
            <text:p>$211</text:p>
          </table:table-cell>
          <table:table-cell table:style-name="ce5" office:value-type="float" office:value="822" calcext:value-type="float">
            <text:p>$822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4" calcext:value-type="float">
            <text:p>4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72325073818617" calcext:value-type="float">
            <text:p>0.37232507381861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150" calcext:value-type="float">
            <text:p>$150</text:p>
          </table:table-cell>
          <table:table-cell table:style-name="ce5" office:value-type="float" office:value="6520" calcext:value-type="float">
            <text:p>$6,520</text:p>
          </table:table-cell>
          <table:table-cell table:style-name="ce7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570946092963301" calcext:value-type="float">
            <text:p>0.0570946092963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1587" calcext:value-type="float">
            <text:p>$11,587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01355304234717" calcext:value-type="float">
            <text:p>0.90135530423471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58662598621619" calcext:value-type="float">
            <text:p>0.25866259862161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646" calcext:value-type="float">
            <text:p>$646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7" calcext:value-type="float">
            <text:p>47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9399381143366" calcext:value-type="float">
            <text:p>0.7939938114336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22" calcext:value-type="float">
            <text:p>$922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06585595743471" calcext:value-type="float">
            <text:p>0.80658559574347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09" calcext:value-type="float">
            <text:p>$609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76029511108753" calcext:value-type="float">
            <text:p>0.67602951110875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3970" calcext:value-type="float">
            <text:p>$13,97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46599453948799" calcext:value-type="float">
            <text:p>0.44659945394879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939" calcext:value-type="float">
            <text:p>$939</text:p>
          </table:table-cell>
          <table:table-cell table:style-name="ce5" office:value-type="float" office:value="496" calcext:value-type="float">
            <text:p>$496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48079819043203" calcext:value-type="float">
            <text:p>0.74807981904320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242" calcext:value-type="float">
            <text:p>$242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68200465447436" calcext:value-type="float">
            <text:p>0.16820046544743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271" calcext:value-type="float">
            <text:p>$271</text:p>
          </table:table-cell>
          <table:table-cell table:style-name="ce5" office:value-type="float" office:value="7090" calcext:value-type="float">
            <text:p>$7,09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86448461386391" calcext:value-type="float">
            <text:p>0.98644846138639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986" calcext:value-type="float">
            <text:p>$986</text:p>
          </table:table-cell>
          <table:table-cell table:style-name="ce5" office:value-type="float" office:value="578" calcext:value-type="float">
            <text:p>$578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38466521743532" calcext:value-type="float">
            <text:p>0.23846652174353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105" calcext:value-type="float">
            <text:p>$3,105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61164604981703" calcext:value-type="float">
            <text:p>0.26116460498170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64" calcext:value-type="float">
            <text:p>$364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95969035795561" calcext:value-type="float">
            <text:p>0.29596903579556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76" calcext:value-type="float">
            <text:p>$576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858316792070479" calcext:value-type="float">
            <text:p>0.08583167920704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28" calcext:value-type="float">
            <text:p>$128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05303290673078" calcext:value-type="float">
            <text:p>0.50530329067307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152" calcext:value-type="float">
            <text:p>$152</text:p>
          </table:table-cell>
          <table:table-cell table:style-name="ce5" office:value-type="float" office:value="757" calcext:value-type="float">
            <text:p>$757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6787130158951" calcext:value-type="float">
            <text:p>0.9678713015895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4717" calcext:value-type="float">
            <text:p>$14,717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882382740996986" calcext:value-type="float">
            <text:p>0.08823827409969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72" calcext:value-type="float">
            <text:p>$772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57072568150205" calcext:value-type="float">
            <text:p>0.25707256815020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73" calcext:value-type="float">
            <text:p>$973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7" calcext:value-type="float">
            <text:p>57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33828699136565" calcext:value-type="float">
            <text:p>0.33382869913656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37" calcext:value-type="float">
            <text:p>$337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26118288957373" calcext:value-type="float">
            <text:p>0.62611828895737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61575413842597" calcext:value-type="float">
            <text:p>0.76157541384259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959" calcext:value-type="float">
            <text:p>$959</text:p>
          </table:table-cell>
          <table:table-cell table:style-name="ce5" office:value-type="float" office:value="7876" calcext:value-type="float">
            <text:p>$7,876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74201698667917" calcext:value-type="float">
            <text:p>0.77420169866791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43" calcext:value-type="float">
            <text:p>$343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55815499209844" calcext:value-type="float">
            <text:p>0.15581549920984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78" calcext:value-type="float">
            <text:p>$178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86064809634648" calcext:value-type="float">
            <text:p>0.78606480963464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698" calcext:value-type="float">
            <text:p>$698</text:p>
          </table:table-cell>
          <table:table-cell table:style-name="ce5" office:value-type="float" office:value="4033" calcext:value-type="float">
            <text:p>$4,033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15915896252963" calcext:value-type="float">
            <text:p>0.51591589625296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8" calcext:value-type="float">
            <text:p>48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78677720766191" calcext:value-type="float">
            <text:p>0.47867772076619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40" calcext:value-type="float">
            <text:p>$34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42" calcext:value-type="float">
            <text:p>4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57637477428403" calcext:value-type="float">
            <text:p>0.45763747742840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01" calcext:value-type="float">
            <text:p>$701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29316931625276" calcext:value-type="float">
            <text:p>0.82931693162527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382" calcext:value-type="float">
            <text:p>$382</text:p>
          </table:table-cell>
          <table:table-cell table:style-name="ce5" office:value-type="float" office:value="883" calcext:value-type="float">
            <text:p>$883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024741257356414" calcext:value-type="float">
            <text:p>0.00247412573564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46" calcext:value-type="float">
            <text:p>$746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23984188329262" calcext:value-type="float">
            <text:p>0.22398418832926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70" calcext:value-type="float">
            <text:p>$47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employ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22245241236627" calcext:value-type="float">
            <text:p>0.92224524123662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4256" calcext:value-type="float">
            <text:p>$4,256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70015834568896" calcext:value-type="float">
            <text:p>0.77001583456889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89" calcext:value-type="float">
            <text:p>$989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65101390757398" calcext:value-type="float">
            <text:p>0.66510139075739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0853" calcext:value-type="float">
            <text:p>$10,853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6" calcext:value-type="float">
            <text:p>56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111566919374169" calcext:value-type="float">
            <text:p>0.01115669193741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538" calcext:value-type="float">
            <text:p>$538</text:p>
          </table:table-cell>
          <table:table-cell table:style-name="ce5" office:value-type="float" office:value="344" calcext:value-type="float">
            <text:p>$344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36783754386244" calcext:value-type="float">
            <text:p>0.23678375438624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273" calcext:value-type="float">
            <text:p>$273</text:p>
          </table:table-cell>
          <table:table-cell table:style-name="ce5" office:value-type="float" office:value="904" calcext:value-type="float">
            <text:p>$904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80663018024642" calcext:value-type="float">
            <text:p>0.78066301802464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56" calcext:value-type="float">
            <text:p>$956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88017712250738" calcext:value-type="float">
            <text:p>0.68801771225073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2721" calcext:value-type="float">
            <text:p>$12,721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9" calcext:value-type="float">
            <text:p>3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21549818012725" calcext:value-type="float">
            <text:p>0.62154981801272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06" calcext:value-type="float">
            <text:p>$406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73" calcext:value-type="float">
            <text:p>7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42906770931335" calcext:value-type="float">
            <text:p>0.94290677093133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Large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238" calcext:value-type="float">
            <text:p>$1,238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61193334972228" calcext:value-type="float">
            <text:p>0.36119333497222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90" calcext:value-type="float">
            <text:p>$49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476227996103002" calcext:value-type="float">
            <text:p>0.047622799610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688" calcext:value-type="float">
            <text:p>$2,688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7" calcext:value-type="float">
            <text:p>4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10354499253264" calcext:value-type="float">
            <text:p>0.71035449925326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96" calcext:value-type="float">
            <text:p>$396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5" calcext:value-type="float">
            <text:p>45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89436255346486" calcext:value-type="float">
            <text:p>0.38943625534648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374" calcext:value-type="float">
            <text:p>$374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5" calcext:value-type="float">
            <text:p>4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368087904914232" calcext:value-type="float">
            <text:p>0.03680879049142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12" calcext:value-type="float">
            <text:p>$712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53659710279975" calcext:value-type="float">
            <text:p>0.55365971027997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23" calcext:value-type="float">
            <text:p>$823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48531780183886" calcext:value-type="float">
            <text:p>0.54853178018388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257" calcext:value-type="float">
            <text:p>$257</text:p>
          </table:table-cell>
          <table:table-cell table:style-name="ce5" office:value-type="float" office:value="460" calcext:value-type="float">
            <text:p>$460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8" calcext:value-type="float">
            <text:p>58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51178797330853" calcext:value-type="float">
            <text:p>0.35117879733085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38" calcext:value-type="float">
            <text:p>$138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20463185904889" calcext:value-type="float">
            <text:p>0.52046318590488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15" calcext:value-type="float">
            <text:p>$815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37219711723983" calcext:value-type="float">
            <text:p>0.93721971172398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59" calcext:value-type="float">
            <text:p>$759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96136489587299" calcext:value-type="float">
            <text:p>0.19613648958729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Large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09" calcext:value-type="float">
            <text:p>$409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3" calcext:value-type="float">
            <text:p>5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38439086401612" calcext:value-type="float">
            <text:p>0.53843908640161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80" calcext:value-type="float">
            <text:p>$180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55766735983883" calcext:value-type="float">
            <text:p>0.45576673598388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44" calcext:value-type="float">
            <text:p>$544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41329751182212" calcext:value-type="float">
            <text:p>0.84132975118221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86" calcext:value-type="float">
            <text:p>$886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64" calcext:value-type="float">
            <text:p>6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65290840751117" calcext:value-type="float">
            <text:p>0.86529084075111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870" calcext:value-type="float">
            <text:p>$3,87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77251844928754" calcext:value-type="float">
            <text:p>0.87725184492875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674" calcext:value-type="float">
            <text:p>$674</text:p>
          </table:table-cell>
          <table:table-cell table:style-name="ce5" office:value-type="float" office:value="2886" calcext:value-type="float">
            <text:p>$2,886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82084862116646" calcext:value-type="float">
            <text:p>0.78208486211664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9" calcext:value-type="float">
            <text:p>3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195778127014251" calcext:value-type="float">
            <text:p>0.01957781270142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0723" calcext:value-type="float">
            <text:p>$10,723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9" calcext:value-type="float">
            <text:p>39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88983152090883" calcext:value-type="float">
            <text:p>0.28898315209088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08" calcext:value-type="float">
            <text:p>$108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6" calcext:value-type="float">
            <text:p>4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0320828168538133" calcext:value-type="float">
            <text:p>0.00320828168538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3111" calcext:value-type="float">
            <text:p>$3,111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30031331616296" calcext:value-type="float">
            <text:p>0.63003133161629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85" calcext:value-type="float">
            <text:p>$485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50787599656531" calcext:value-type="float">
            <text:p>0.65078759965653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708" calcext:value-type="float">
            <text:p>$708</text:p>
          </table:table-cell>
          <table:table-cell table:style-name="ce5" office:value-type="float" office:value="683" calcext:value-type="float">
            <text:p>$683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88667599942686" calcext:value-type="float">
            <text:p>0.28866759994268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00" calcext:value-type="float">
            <text:p>$50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82810721651097" calcext:value-type="float">
            <text:p>0.88281072165109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1613" calcext:value-type="float">
            <text:p>$1,613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53" calcext:value-type="float">
            <text:p>5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33277704350729" calcext:value-type="float">
            <text:p>0.43327770435072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322" calcext:value-type="float">
            <text:p>$322</text:p>
          </table:table-cell>
          <table:table-cell table:style-name="ce5" office:value-type="float" office:value="578" calcext:value-type="float">
            <text:p>$578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19499883924491" calcext:value-type="float">
            <text:p>0.41949988392449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Large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75" calcext:value-type="float">
            <text:p>$775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46" calcext:value-type="float">
            <text:p>4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82077028250041" calcext:value-type="float">
            <text:p>0.98207702825004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973" calcext:value-type="float">
            <text:p>$4,973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53368833381487" calcext:value-type="float">
            <text:p>0.75336883338148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829" calcext:value-type="float">
            <text:p>$829</text:p>
          </table:table-cell>
          <table:table-cell table:style-name="ce5" office:value-type="float" office:value="583" calcext:value-type="float">
            <text:p>$583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63" calcext:value-type="float">
            <text:p>6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94214433324308" calcext:value-type="float">
            <text:p>0.69421443332430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79" calcext:value-type="float">
            <text:p>$479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employ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34071865059348" calcext:value-type="float">
            <text:p>0.63407186505934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04" calcext:value-type="float">
            <text:p>$904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0819905141505432" calcext:value-type="float">
            <text:p>0.00819905141505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216" calcext:value-type="float">
            <text:p>$216</text:p>
          </table:table-cell>
          <table:table-cell table:style-name="ce5" office:value-type="float" office:value="262" calcext:value-type="float">
            <text:p>$262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39073640520957" calcext:value-type="float">
            <text:p>0.63907364052095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105" calcext:value-type="float">
            <text:p>$105</text:p>
          </table:table-cell>
          <table:table-cell table:style-name="ce5" office:value-type="float" office:value="320" calcext:value-type="float">
            <text:p>$320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25174291820756" calcext:value-type="float">
            <text:p>0.12517429182075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59" calcext:value-type="float">
            <text:p>$959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05801729130526" calcext:value-type="float">
            <text:p>0.60580172913052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67" calcext:value-type="float">
            <text:p>$667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4" calcext:value-type="float">
            <text:p>4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32612747064338" calcext:value-type="float">
            <text:p>0.13261274706433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52" calcext:value-type="float">
            <text:p>$552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98491127559458" calcext:value-type="float">
            <text:p>0.29849112755945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18408" calcext:value-type="float">
            <text:p>$18,408</text:p>
          </table:table-cell>
          <table:table-cell table:style-name="ce5" office:value-type="float" office:value="212" calcext:value-type="float">
            <text:p>$212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00813677681406" calcext:value-type="float">
            <text:p>0.20081367768140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617" calcext:value-type="float">
            <text:p>$617</text:p>
          </table:table-cell>
          <table:table-cell table:style-name="ce5" office:value-type="float" office:value="411" calcext:value-type="float">
            <text:p>$411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4909726773856" calcext:value-type="float">
            <text:p>0.1490972677385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1257" calcext:value-type="float">
            <text:p>$1,257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0" calcext:value-type="float">
            <text:p>40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40389537095348" calcext:value-type="float">
            <text:p>0.54038953709534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29914869996201" calcext:value-type="float">
            <text:p>0.92991486999620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38" calcext:value-type="float">
            <text:p>$538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35708743727592" calcext:value-type="float">
            <text:p>0.23570874372759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34" calcext:value-type="float">
            <text:p>$734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50363277404709" calcext:value-type="float">
            <text:p>0.85036327740470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09" calcext:value-type="float">
            <text:p>$509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7473645998157" calcext:value-type="float">
            <text:p>0.5747364599815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352" calcext:value-type="float">
            <text:p>$352</text:p>
          </table:table-cell>
          <table:table-cell table:style-name="ce5" office:value-type="float" office:value="7525" calcext:value-type="float">
            <text:p>$7,525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18" calcext:value-type="float">
            <text:p>18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28134938198029" calcext:value-type="float">
            <text:p>0.92813493819802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60" calcext:value-type="float">
            <text:p>$26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81360077560502" calcext:value-type="float">
            <text:p>0.98136007756050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71" calcext:value-type="float">
            <text:p>$771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2" calcext:value-type="float">
            <text:p>42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453313031801847" calcext:value-type="float">
            <text:p>0.04533130318018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31" calcext:value-type="float">
            <text:p>$531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5" calcext:value-type="float">
            <text:p>4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77293077063942" calcext:value-type="float">
            <text:p>0.57729307706394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4643" calcext:value-type="float">
            <text:p>$14,643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6" calcext:value-type="float">
            <text:p>4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46271456044042" calcext:value-type="float">
            <text:p>0.84627145604404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2846" calcext:value-type="float">
            <text:p>$2,846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6" calcext:value-type="float">
            <text:p>36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96046955575252" calcext:value-type="float">
            <text:p>0.19604695557525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65" calcext:value-type="float">
            <text:p>$265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17177530707582" calcext:value-type="float">
            <text:p>0.71717753070758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26" calcext:value-type="float">
            <text:p>$726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66498779158249" calcext:value-type="float">
            <text:p>0.86649877915824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977" calcext:value-type="float">
            <text:p>$977</text:p>
          </table:table-cell>
          <table:table-cell table:style-name="ce5" office:value-type="float" office:value="463" calcext:value-type="float">
            <text:p>$463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70435820159344" calcext:value-type="float">
            <text:p>0.97043582015934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944" calcext:value-type="float">
            <text:p>$8,944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78501912088027" calcext:value-type="float">
            <text:p>0.67850191208802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12760" calcext:value-type="float">
            <text:p>$12,760</text:p>
          </table:table-cell>
          <table:table-cell table:style-name="ce5" office:value-type="float" office:value="4873" calcext:value-type="float">
            <text:p>$4,873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6" calcext:value-type="float">
            <text:p>56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97356512994429" calcext:value-type="float">
            <text:p>0.59735651299442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929" calcext:value-type="float">
            <text:p>$929</text:p>
          </table:table-cell>
          <table:table-cell table:style-name="ce5" office:value-type="float" office:value="124" calcext:value-type="float">
            <text:p>$124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76881822326947" calcext:value-type="float">
            <text:p>0.27688182232694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06" calcext:value-type="float">
            <text:p>$806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81624559746641" calcext:value-type="float">
            <text:p>0.58162455974664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585" calcext:value-type="float">
            <text:p>$585</text:p>
          </table:table-cell>
          <table:table-cell table:style-name="ce5" office:value-type="float" office:value="2223" calcext:value-type="float">
            <text:p>$2,223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611514394001029" calcext:value-type="float">
            <text:p>0.06115143940010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90" calcext:value-type="float">
            <text:p>$490</text:p>
          </table:table-cell>
          <table:table-cell table:style-name="ce7" office:value-type="float" office:value="5" calcext:value-type="float">
            <text:p>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85522786413262" calcext:value-type="float">
            <text:p>0.48552278641326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91" calcext:value-type="float">
            <text:p>$991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35012856616623" calcext:value-type="float">
            <text:p>0.83501285661662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6" calcext:value-type="float">
            <text:p>46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89210169797848" calcext:value-type="float">
            <text:p>0.38921016979784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3329" calcext:value-type="float">
            <text:p>$3,329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67" calcext:value-type="float">
            <text:p>67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83396262380307" calcext:value-type="float">
            <text:p>0.18339626238030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60" calcext:value-type="float">
            <text:p>$660</text:p>
          </table:table-cell>
          <table:table-cell table:style-name="ce7" office:value-type="float" office:value="17" calcext:value-type="float">
            <text:p>1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2" calcext:value-type="float">
            <text:p>4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4521926851768" calcext:value-type="float">
            <text:p>0.4452192685176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795" calcext:value-type="float">
            <text:p>$795</text:p>
          </table:table-cell>
          <table:table-cell table:style-name="ce5" office:value-type="float" office:value="16804" calcext:value-type="float">
            <text:p>$16,804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2834638376696" calcext:value-type="float">
            <text:p>0.4283463837669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1481" calcext:value-type="float">
            <text:p>$11,481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3" calcext:value-type="float">
            <text:p>5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44706748583465" calcext:value-type="float">
            <text:p>0.34470674858346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19773838441057" calcext:value-type="float">
            <text:p>0.51977383844105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Repair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07" calcext:value-type="float">
            <text:p>$807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3" calcext:value-type="float">
            <text:p>43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05356474428559" calcext:value-type="float">
            <text:p>0.60535647442855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19812" calcext:value-type="float">
            <text:p>$19,812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6" calcext:value-type="float">
            <text:p>3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22410273449569" calcext:value-type="float">
            <text:p>0.62241027344956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758" calcext:value-type="float">
            <text:p>$758</text:p>
          </table:table-cell>
          <table:table-cell table:style-name="ce5" office:value-type="float" office:value="2665" calcext:value-type="float">
            <text:p>$2,665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00337706816813" calcext:value-type="float">
            <text:p>0.50033770681681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2827" calcext:value-type="float">
            <text:p>$2,827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05579020648101" calcext:value-type="float">
            <text:p>0.30557902064810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93" calcext:value-type="float">
            <text:p>$693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7072685357955" calcext:value-type="float">
            <text:p>0.4707268535795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7653" calcext:value-type="float">
            <text:p>$17,653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09357929477051" calcext:value-type="float">
            <text:p>0.50935792947705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27" calcext:value-type="float">
            <text:p>$127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771555944468738" calcext:value-type="float">
            <text:p>0.07715559444687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00" calcext:value-type="float">
            <text:p>$500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41565502793062" calcext:value-type="float">
            <text:p>0.44156550279306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Othe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23" calcext:value-type="float">
            <text:p>$523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2" calcext:value-type="float">
            <text:p>4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1088215646352" calcext:value-type="float">
            <text:p>0.9108821564635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27" calcext:value-type="float">
            <text:p>$127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9" calcext:value-type="float">
            <text:p>39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14575547060871" calcext:value-type="float">
            <text:p>0.71457554706087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4802" calcext:value-type="float">
            <text:p>$4,802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65970433846067" calcext:value-type="float">
            <text:p>0.36597043384606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13" calcext:value-type="float">
            <text:p>$713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425354532747711" calcext:value-type="float">
            <text:p>0.42535453274771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12" calcext:value-type="float">
            <text:p>$912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4" calcext:value-type="float">
            <text:p>4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62955774183922" calcext:value-type="float">
            <text:p>0.66295577418392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135" calcext:value-type="float">
            <text:p>$135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6" calcext:value-type="float">
            <text:p>36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4502895180766" calcext:value-type="float">
            <text:p>0.8450289518076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1838" calcext:value-type="float">
            <text:p>$11,838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4" calcext:value-type="float">
            <text:p>4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80451203835525" calcext:value-type="float">
            <text:p>0.58045120383552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89" calcext:value-type="float">
            <text:p>$789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64823845831189" calcext:value-type="float">
            <text:p>0.96482384583118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900" calcext:value-type="float">
            <text:p>$900</text:p>
          </table:table-cell>
          <table:table-cell table:style-name="ce5" office:value-type="float" office:value="1732" calcext:value-type="float">
            <text:p>$1,732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570916191980567" calcext:value-type="float">
            <text:p>0.57091619198056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682" calcext:value-type="float">
            <text:p>$682</text:p>
          </table:table-cell>
          <table:table-cell table:style-name="ce5" office:value-type="float" office:value="2017" calcext:value-type="float">
            <text:p>$2,017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961619365477481" calcext:value-type="float">
            <text:p>0.96161936547748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156" calcext:value-type="float">
            <text:p>$156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73546620796589" calcext:value-type="float">
            <text:p>0.37354662079658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109" calcext:value-type="float">
            <text:p>$109</text:p>
          </table:table-cell>
          <table:table-cell table:style-name="ce5" office:value-type="float" office:value="540" calcext:value-type="float">
            <text:p>$54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15223054376689" calcext:value-type="float">
            <text:p>0.11522305437668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61" calcext:value-type="float">
            <text:p>$861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6" calcext:value-type="float">
            <text:p>5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74203294293673" calcext:value-type="float">
            <text:p>0.67420329429367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113" calcext:value-type="float">
            <text:p>$113</text:p>
          </table:table-cell>
          <table:table-cell table:style-name="ce5" office:value-type="float" office:value="692" calcext:value-type="float">
            <text:p>$692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17456032297813" calcext:value-type="float">
            <text:p>0.71745603229781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11072" calcext:value-type="float">
            <text:p>$11,072</text:p>
          </table:table-cell>
          <table:table-cell table:style-name="ce5" office:value-type="float" office:value="891" calcext:value-type="float">
            <text:p>$891</text:p>
          </table:table-cell>
          <table:table-cell table:style-name="ce7" office:value-type="float" office:value="61" calcext:value-type="float">
            <text:p>6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80890552669079" calcext:value-type="float">
            <text:p>0.58089055266907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08" calcext:value-type="float">
            <text:p>$408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31366063492433" calcext:value-type="float">
            <text:p>0.93136606349243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478" calcext:value-type="float">
            <text:p>$478</text:p>
          </table:table-cell>
          <table:table-cell table:style-name="ce5" office:value-type="float" office:value="4071" calcext:value-type="float">
            <text:p>$4,071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473537032700981" calcext:value-type="float">
            <text:p>0.04735370327009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38" calcext:value-type="float">
            <text:p>$238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52" calcext:value-type="float">
            <text:p>5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17341406851053" calcext:value-type="float">
            <text:p>0.61734140685105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911" calcext:value-type="float">
            <text:p>$911</text:p>
          </table:table-cell>
          <table:table-cell table:style-name="ce5" office:value-type="float" office:value="823" calcext:value-type="float">
            <text:p>$823</text:p>
          </table:table-cell>
          <table:table-cell table:style-name="ce7" office:value-type="float" office:value="46" calcext:value-type="float">
            <text:p>4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71513449257911" calcext:value-type="float">
            <text:p>0.67151344925791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48" calcext:value-type="float">
            <text:p>$948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07205098588337" calcext:value-type="float">
            <text:p>0.907205098588337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16" calcext:value-type="float">
            <text:p>$116</text:p>
          </table:table-cell>
          <table:table-cell table:style-name="ce7" office:value-type="float" office:value="49" calcext:value-type="float">
            <text:p>4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5" calcext:value-type="float">
            <text:p>45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773106251161731" calcext:value-type="float">
            <text:p>0.77310625116173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93" calcext:value-type="float">
            <text:p>$493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01475707830983" calcext:value-type="float">
            <text:p>0.90147570783098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12" calcext:value-type="float">
            <text:p>$412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2" calcext:value-type="float">
            <text:p>52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0754535466023042" calcext:value-type="float">
            <text:p>0.07545354660230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857" calcext:value-type="float">
            <text:p>$857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8" calcext:value-type="float">
            <text:p>4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183316762654699" calcext:value-type="float">
            <text:p>0.18331676265469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166" calcext:value-type="float">
            <text:p>$166</text:p>
          </table:table-cell>
          <table:table-cell table:style-name="ce5" office:value-type="float" office:value="922" calcext:value-type="float">
            <text:p>$922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4" calcext:value-type="float">
            <text:p>24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861802424071916" calcext:value-type="float">
            <text:p>0.86180242407191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08" calcext:value-type="float">
            <text:p>$508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210702484729" calcext:value-type="float">
            <text:p>0.321070248472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503" calcext:value-type="float">
            <text:p>$503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94429549184548" calcext:value-type="float">
            <text:p>0.49442954918454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670" calcext:value-type="float">
            <text:p>$670</text:p>
          </table:table-cell>
          <table:table-cell table:style-name="ce5" office:value-type="float" office:value="4014" calcext:value-type="float">
            <text:p>$4,014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42164984093553" calcext:value-type="float">
            <text:p>0.24216498409355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663" calcext:value-type="float">
            <text:p>$663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815533632766563" calcext:value-type="float">
            <text:p>0.81553363276656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0099" calcext:value-type="float">
            <text:p>$10,099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81806050619831" calcext:value-type="float">
            <text:p>0.28180605061983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230" calcext:value-type="float">
            <text:p>$1,23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392163396538305" calcext:value-type="float">
            <text:p>0.39216339653830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16" calcext:value-type="float">
            <text:p>$716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6312281782041" calcext:value-type="float">
            <text:p>0.2631228178204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number-columns-repeated="2" table:style-name="ce5" office:value-type="float" office:value="0" calcext:value-type="float">
            <text:p>$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03111288071183" calcext:value-type="float">
            <text:p>0.60311128807118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80" calcext:value-type="float">
            <text:p>$68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59643324352486" calcext:value-type="float">
            <text:p>0.15964332435248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16630" calcext:value-type="float">
            <text:p>$16,630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50598738712943" calcext:value-type="float">
            <text:p>0.45059873871294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444" calcext:value-type="float">
            <text:p>$444</text:p>
          </table:table-cell>
          <table:table-cell table:style-name="ce5" office:value-type="float" office:value="921" calcext:value-type="float">
            <text:p>$921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41" calcext:value-type="float">
            <text:p>41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0186286864408" calcext:value-type="float">
            <text:p>0.1018628686440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705" calcext:value-type="float">
            <text:p>$705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2" calcext:value-type="float">
            <text:p>32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18638003777676" calcext:value-type="float">
            <text:p>0.21863800377767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13" calcext:value-type="float">
            <text:p>$113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231264802787939" calcext:value-type="float">
            <text:p>0.23126480278793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461" calcext:value-type="float">
            <text:p>$461</text:p>
          </table:table-cell>
          <table:table-cell table:style-name="ce5" office:value-type="float" office:value="140" calcext:value-type="float">
            <text:p>$140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965486773007879" calcext:value-type="float">
            <text:p>0.96548677300787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207" calcext:value-type="float">
            <text:p>$207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2" calcext:value-type="float">
            <text:p>42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186500479549055" calcext:value-type="float">
            <text:p>0.18650047954905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643" calcext:value-type="float">
            <text:p>$643</text:p>
          </table:table-cell>
          <table:table-cell table:style-name="ce7"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596670714269948" calcext:value-type="float">
            <text:p>0.596670714269948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Busines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22" calcext:value-type="float">
            <text:p>$322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794548886178044" calcext:value-type="float">
            <text:p>0.79454888617804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4486" calcext:value-type="float">
            <text:p>$4,486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1" calcext:value-type="float">
            <text:p>21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309690135627399" calcext:value-type="float">
            <text:p>0.30969013562739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5" office:value-type="float" office:value="197" calcext:value-type="float">
            <text:p>$197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72545440082385" calcext:value-type="float">
            <text:p>0.472545440082385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Used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99" calcext:value-type="float">
            <text:p>$999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nagement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64231857577051" calcext:value-type="float">
            <text:p>0.46423185757705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urniture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69" calcext:value-type="float">
            <text:p>$369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66640892129792" calcext:value-type="float">
            <text:p>0.666640892129792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770" calcext:value-type="float">
            <text:p>$770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High</text:p>
          </table:table-cell>
          <table:table-cell table:formula="of:=RAND()" office:value-type="float" office:value="0.68756863797286" calcext:value-type="float">
            <text:p>0.68756863797286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8249" calcext:value-type="float">
            <text:p>$8,249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48" calcext:value-type="float">
            <text:p>4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36046820065619" calcext:value-type="float">
            <text:p>0.23604682006561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3305" calcext:value-type="float">
            <text:p>$3,305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4" calcext:value-type="float">
            <text:p>34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290492287211464" calcext:value-type="float">
            <text:p>0.290492287211464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New Car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192" calcext:value-type="float">
            <text:p>$192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9" calcext:value-type="float">
            <text:p>3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Un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612361334404301" calcext:value-type="float">
            <text:p>0.61236133440430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3565" calcext:value-type="float">
            <text:p>$3,565</text:p>
          </table:table-cell>
          <table:table-cell table:style-name="ce5" office:value-type="float" office:value="0" calcext:value-type="float">
            <text:p>$0</text:p>
          </table:table-cell>
          <table:table-cell table:style-name="ce7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5" calcext:value-type="float">
            <text:p>3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489560510897179" calcext:value-type="float">
            <text:p>0.48956051089717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Small Appliance</text:p>
          </table:table-cell>
          <table:table-cell table:style-name="ce5" office:value-type="float" office:value="5960" calcext:value-type="float">
            <text:p>$5,960</text:p>
          </table:table-cell>
          <table:table-cell table:style-name="ce5" office:value-type="float" office:value="129" calcext:value-type="float">
            <text:p>$129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3" calcext:value-type="float">
            <text:p>23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Skilled</text:p>
          </table:table-cell>
          <table:table-cell table:style-name="ce4" office:value-type="string" calcext:value-type="string">
            <text:p>Low</text:p>
          </table:table-cell>
          <table:table-cell table:formula="of:=RAND()" office:value-type="float" office:value="0.0158855966356698" calcext:value-type="float">
            <text:p>0.01588559663567</text:p>
          </table:table-cell>
          <table:table-cell table:number-columns-repeated="1011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mple random sample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14" table:number-columns-repeated="1011" table:default-cell-style-name="Default"/>
        <table:table-row table:style-name="ro2">
          <table:table-cell table:style-name="ce3" office:value-type="string" calcext:value-type="string">
            <text:p>Loan Purpose</text:p>
          </table:table-cell>
          <table:table-cell table:style-name="ce3" office:value-type="string" calcext:value-type="string">
            <text:p>Checking </text:p>
          </table:table-cell>
          <table:table-cell table:style-name="ce3" office:value-type="string" calcext:value-type="string">
            <text:p>Savings</text:p>
          </table:table-cell>
          <table:table-cell table:style-name="ce6" office:value-type="string" calcext:value-type="string">
            <text:p>Months Customer</text:p>
          </table:table-cell>
          <table:table-cell table:style-name="ce3" office:value-type="string" calcext:value-type="string">
            <text:p>Months Employed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Marital Status</text:p>
          </table:table-cell>
          <table:table-cell table:style-name="ce6" office:value-type="string" calcext:value-type="string">
            <text:p>Age</text:p>
          </table:table-cell>
          <table:table-cell table:style-name="ce3" office:value-type="string" calcext:value-type="string">
            <text:p>Housing</text:p>
          </table:table-cell>
          <table:table-cell table:style-name="ce6" office:value-type="string" calcext:value-type="string">
            <text:p>Years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Credit Risk</text:p>
          </table:table-cell>
          <table:table-cell table:style-name="ce8" table:number-columns-repeated="1012"/>
        </table:table-row>
        <table:table-row table:style-name="ro2">
          <table:table-cell table:style-name="ce4" office:value-type="string" calcext:value-type="string">
            <text:p>Education</text:p>
          </table:table-cell>
          <table:table-cell table:style-name="ce5" office:value-type="float" office:value="600" calcext:value-type="float">
            <text:p>$600</text:p>
          </table:table-cell>
          <table:table-cell table:style-name="ce5" office:value-type="float" office:value="3500" calcext:value-type="float">
            <text:p>$3,500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7" calcext:value-type="float">
            <text:p>27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Business</text:p>
          </table:table-cell>
          <table:table-cell table:style-name="ce5" office:value-type="float" office:value="500" calcext:value-type="float">
            <text:p>$500</text:p>
          </table:table-cell>
          <table:table-cell table:style-name="ce5" office:value-type="float" office:value="800" calcext:value-type="float">
            <text:p>$800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Unskilled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New Car</text:p>
          </table:table-cell>
          <table:table-cell table:number-columns-repeated="2" table:style-name="ce5" office:value-type="float" office:value="250" calcext:value-type="float">
            <text:p>$250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killed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Furniture</text:p>
          </table:table-cell>
          <table:table-cell table:style-name="ce5" office:value-type="float" office:value="101" calcext:value-type="float">
            <text:p>$101</text:p>
          </table:table-cell>
          <table:table-cell table:style-name="ce5" office:value-type="float" office:value="3871" calcext:value-type="float">
            <text:p>$3,871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26" calcext:value-type="float">
            <text:p>26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Small Appliance</text:p>
          </table:table-cell>
          <table:table-cell table:style-name="ce5" office:value-type="float" office:value="300" calcext:value-type="float">
            <text:p>$300</text:p>
          </table:table-cell>
          <table:table-cell table:style-name="ce5" office:value-type="float" office:value="400" calcext:value-type="float">
            <text:p>$400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8" calcext:value-type="float">
            <text:p>28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killed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Business</text:p>
          </table:table-cell>
          <table:table-cell table:style-name="ce5" office:value-type="float" office:value="790" calcext:value-type="float">
            <text:p>$790</text:p>
          </table:table-cell>
          <table:table-cell table:style-name="ce5" office:value-type="float" office:value="3000" calcext:value-type="float">
            <text:p>$3,000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8" calcext:value-type="float">
            <text:p>38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Unskilled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Education</text:p>
          </table:table-cell>
          <table:table-cell table:style-name="ce5" office:value-type="float" office:value="680" calcext:value-type="float">
            <text:p>$680</text:p>
          </table:table-cell>
          <table:table-cell table:style-name="ce5" office:value-type="float" office:value="600" calcext:value-type="float">
            <text:p>$600</text:p>
          </table:table-cell>
          <table:table-cell table:style-name="ce7" office:value-type="float" office:value="50" calcext:value-type="float">
            <text:p>5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Married</text:p>
          </table:table-cell>
          <table:table-cell table:style-name="ce7" office:value-type="float" office:value="37" calcext:value-type="float">
            <text:p>37</text:p>
          </table:table-cell>
          <table:table-cell table:style-name="ce4" office:value-type="string" calcext:value-type="string">
            <text:p>Other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Management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Retraining</text:p>
          </table:table-cell>
          <table:table-cell table:style-name="ce5" office:value-type="float" office:value="644" calcext:value-type="float">
            <text:p>$644</text:p>
          </table:table-cell>
          <table:table-cell table:style-name="ce5" office:value-type="float" office:value="2000" calcext:value-type="float">
            <text:p>$2,000</text:p>
          </table:table-cell>
          <table:table-cell table:style-name="ce7" office:value-type="float" office:value="20" calcext:value-type="float">
            <text:p>2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0" calcext:value-type="float">
            <text:p>30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Skilled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Small Appliance</text:p>
          </table:table-cell>
          <table:table-cell table:style-name="ce5" office:value-type="float" office:value="100" calcext:value-type="float">
            <text:p>$100</text:p>
          </table:table-cell>
          <table:table-cell table:style-name="ce5" office:value-type="float" office:value="8000" calcext:value-type="float">
            <text:p>$8,000</text:p>
          </table:table-cell>
          <table:table-cell table:style-name="ce7" office:value-type="float" office:value="12" calcext:value-type="float">
            <text:p>1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Single</text:p>
          </table:table-cell>
          <table:table-cell table:style-name="ce7" office:value-type="float" office:value="33" calcext:value-type="float">
            <text:p>33</text:p>
          </table:table-cell>
          <table:table-cell table:style-name="ce4" office:value-type="string" calcext:value-type="string">
            <text:p>Rent</text:p>
          </table:table-cell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Management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 office:value-type="string" calcext:value-type="string">
            <text:p>Repairs</text:p>
          </table:table-cell>
          <table:table-cell table:style-name="ce5" office:value-type="float" office:value="0" calcext:value-type="float">
            <text:p>$0</text:p>
          </table:table-cell>
          <table:table-cell table:style-name="ce5" office:value-type="float" office:value="900" calcext:value-type="float">
            <text:p>$900</text:p>
          </table:table-cell>
          <table:table-cell table:style-name="ce7" office:value-type="float" office:value="25" calcext:value-type="float">
            <text:p>2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ivorced</text:p>
          </table:table-cell>
          <table:table-cell table:style-name="ce7" office:value-type="float" office:value="29" calcext:value-type="float">
            <text:p>29</text:p>
          </table:table-cell>
          <table:table-cell table:style-name="ce4" office:value-type="string" calcext:value-type="string">
            <text:p>Own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nagement</text:p>
          </table:table-cell>
          <table:table-cell table:style-name="ce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office:value-type="string" calcext:value-type="string">
            <text:p><text:s text:c="8"/>A simple random sample of 20 unique records.</text:p>
          </table:table-cell>
          <table:table-cell table:style-name="ce11" table:number-columns-repeated="3"/>
          <table:table-cell table:style-name="ce13"/>
          <table:table-cell table:style-name="ce1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>
            <text:p>Loan Purpose</text:p>
          </table:table-cell>
          <table:table-cell table:style-name="ce9" office:value-type="string" calcext:value-type="string">
            <text:p>Checking </text:p>
          </table:table-cell>
          <table:table-cell table:style-name="ce9" office:value-type="string" calcext:value-type="string">
            <text:p>Savings</text:p>
          </table:table-cell>
          <table:table-cell table:style-name="ce9" office:value-type="string" calcext:value-type="string">
            <text:p>Months Customer</text:p>
          </table:table-cell>
          <table:table-cell table:style-name="ce9" office:value-type="string" calcext:value-type="string">
            <text:p>Months Employed</text:p>
          </table:table-cell>
          <table:table-cell table:style-name="ce9" office:value-type="string" calcext:value-type="string">
            <text:p>Gender</text:p>
          </table:table-cell>
          <table:table-cell table:style-name="ce9" office:value-type="string" calcext:value-type="string">
            <text:p>Marital Status</text:p>
          </table:table-cell>
          <table:table-cell table:style-name="ce9" office:value-type="string" calcext:value-type="string">
            <text:p>Age</text:p>
          </table:table-cell>
          <table:table-cell table:style-name="ce9" office:value-type="string" calcext:value-type="string">
            <text:p>Housing</text:p>
          </table:table-cell>
          <table:table-cell table:style-name="ce9" office:value-type="string" calcext:value-type="string">
            <text:p>Years</text:p>
          </table:table-cell>
          <table:table-cell table:style-name="ce9" office:value-type="string" calcext:value-type="string">
            <text:p>Job</text:p>
          </table:table-cell>
          <table:table-cell table:style-name="ce9" office:value-type="string" calcext:value-type="string">
            <text:p>Credit Risk</text:p>
          </table:table-cell>
          <table:table-cell table:style-name="ce15" office:value-type="string" calcext:value-type="string">
            <text:p>Random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Furniture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142" calcext:value-type="float">
            <text:p>$14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ivorced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151342591961866" calcext:value-type="float">
            <text:p>0.151342591961866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Education</text:p>
          </table:table-cell>
          <table:table-cell table:style-name="ce12" office:value-type="float" office:value="842" calcext:value-type="float">
            <text:p>$842</text:p>
          </table:table-cell>
          <table:table-cell table:style-name="ce12" office:value-type="float" office:value="0" calcext:value-type="float">
            <text:p>$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Unskilled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773045899724205" calcext:value-type="float">
            <text:p>0.773045899724205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Small Appliance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302" calcext:value-type="float">
            <text:p>$30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High</text:p>
          </table:table-cell>
          <table:table-cell table:style-name="ce16" table:formula="of:=RAND()" office:value-type="float" office:value="0.0380341325526363" calcext:value-type="float">
            <text:p>0.038034132552636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New Car</text:p>
          </table:table-cell>
          <table:table-cell table:style-name="ce12" office:value-type="float" office:value="332" calcext:value-type="float">
            <text:p>$332</text:p>
          </table:table-cell>
          <table:table-cell table:style-name="ce12" office:value-type="float" office:value="214" calcext:value-type="float">
            <text:p>$21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636738723273143" calcext:value-type="float">
            <text:p>0.636738723273143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Furniture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435" calcext:value-type="float">
            <text:p>$43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ivorced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Rent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High</text:p>
          </table:table-cell>
          <table:table-cell table:style-name="ce16" table:formula="of:=RAND()" office:value-type="float" office:value="0.121386707600684" calcext:value-type="float">
            <text:p>0.121386707600684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Business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565" calcext:value-type="float">
            <text:p>$56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Married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High</text:p>
          </table:table-cell>
          <table:table-cell table:style-name="ce16" table:formula="of:=RAND()" office:value-type="float" office:value="0.775841193799863" calcext:value-type="float">
            <text:p>0.775841193799863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Small Appliance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836" calcext:value-type="float">
            <text:p>$836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Management</text:p>
          </table:table-cell>
          <table:table-cell table:style-name="ce10" office:value-type="string" calcext:value-type="string">
            <text:p>High</text:p>
          </table:table-cell>
          <table:table-cell table:style-name="ce16" table:formula="of:=RAND()" office:value-type="float" office:value="0.80163980335308" calcext:value-type="float">
            <text:p>0.80163980335308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Furniture</text:p>
          </table:table-cell>
          <table:table-cell table:style-name="ce12" office:value-type="float" office:value="4089" calcext:value-type="float">
            <text:p>$4,089</text:p>
          </table:table-cell>
          <table:table-cell table:style-name="ce12" office:value-type="float" office:value="0" calcext:value-type="float">
            <text:p>$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Married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403615501757383" calcext:value-type="float">
            <text:p>0.403615501757383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Education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164" calcext:value-type="float">
            <text:p>$16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ivorced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Unskilled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0588240787070208" calcext:value-type="float">
            <text:p>0.058824078707021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Small Appliance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763" calcext:value-type="float">
            <text:p>$763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ivorced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Unskilled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0844519473895531" calcext:value-type="float">
            <text:p>0.084451947389553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New Car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750" calcext:value-type="float">
            <text:p>$75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High</text:p>
          </table:table-cell>
          <table:table-cell table:style-name="ce16" table:formula="of:=RAND()" office:value-type="float" office:value="0.241643569999137" calcext:value-type="float">
            <text:p>0.241643569999137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Used Car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612" calcext:value-type="float">
            <text:p>$612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High</text:p>
          </table:table-cell>
          <table:table-cell table:style-name="ce16" table:formula="of:=RAND()" office:value-type="float" office:value="0.944050964915423" calcext:value-type="float">
            <text:p>0.944050964915423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Business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533" calcext:value-type="float">
            <text:p>$53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Unskilled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884804610449325" calcext:value-type="float">
            <text:p>0.884804610449325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Business</text:p>
          </table:table-cell>
          <table:table-cell table:style-name="ce12" office:value-type="float" office:value="339" calcext:value-type="float">
            <text:p>$339</text:p>
          </table:table-cell>
          <table:table-cell table:style-name="ce12" office:value-type="float" office:value="2790" calcext:value-type="float">
            <text:p>$2,79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Divorced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Ren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Unskilled</text:p>
          </table:table-cell>
          <table:table-cell table:style-name="ce10" office:value-type="string" calcext:value-type="string">
            <text:p>High</text:p>
          </table:table-cell>
          <table:table-cell table:style-name="ce16" table:formula="of:=RAND()" office:value-type="float" office:value="0.285659077641353" calcext:value-type="float">
            <text:p>0.285659077641353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Furniture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367" calcext:value-type="float">
            <text:p>$367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0306679714945738" calcext:value-type="float">
            <text:p>0.030667971494574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Business</text:p>
          </table:table-cell>
          <table:table-cell table:style-name="ce12" office:value-type="float" office:value="141" calcext:value-type="float">
            <text:p>$141</text:p>
          </table:table-cell>
          <table:table-cell table:style-name="ce12" office:value-type="float" office:value="245" calcext:value-type="float">
            <text:p>$24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426405953822424" calcext:value-type="float">
            <text:p>0.426405953822424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New Car</text:p>
          </table:table-cell>
          <table:table-cell table:style-name="ce12" office:value-type="float" office:value="162" calcext:value-type="float">
            <text:p>$162</text:p>
          </table:table-cell>
          <table:table-cell table:style-name="ce12" office:value-type="float" office:value="595" calcext:value-type="float">
            <text:p>$59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Divorced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114856091741258" calcext:value-type="float">
            <text:p>0.114856091741258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Education</text:p>
          </table:table-cell>
          <table:table-cell table:style-name="ce12" office:value-type="float" office:value="287" calcext:value-type="float">
            <text:p>$287</text:p>
          </table:table-cell>
          <table:table-cell table:style-name="ce12" office:value-type="float" office:value="12348" calcext:value-type="float">
            <text:p>$12,34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ivorced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Rent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High</text:p>
          </table:table-cell>
          <table:table-cell table:style-name="ce16" table:formula="of:=RAND()" office:value-type="float" office:value="0.0545714947060897" calcext:value-type="float">
            <text:p>0.05457149470609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Education</text:p>
          </table:table-cell>
          <table:table-cell table:style-name="ce12" office:value-type="float" office:value="0" calcext:value-type="float">
            <text:p>$0</text:p>
          </table:table-cell>
          <table:table-cell table:style-name="ce12" office:value-type="float" office:value="403" calcext:value-type="float">
            <text:p>$40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ivorced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killed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441025377824784" calcext:value-type="float">
            <text:p>0.441025377824784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Small Appliance</text:p>
          </table:table-cell>
          <table:table-cell table:style-name="ce12" office:value-type="float" office:value="317" calcext:value-type="float">
            <text:p>$317</text:p>
          </table:table-cell>
          <table:table-cell table:style-name="ce12" office:value-type="float" office:value="10980" calcext:value-type="float">
            <text:p>$10,98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Unskilled</text:p>
          </table:table-cell>
          <table:table-cell table:style-name="ce10" office:value-type="string" calcext:value-type="string">
            <text:p>High</text:p>
          </table:table-cell>
          <table:table-cell table:style-name="ce16" table:formula="of:=RAND()" office:value-type="float" office:value="0.605850388138706" calcext:value-type="float">
            <text:p>0.605850388138706</text:p>
          </table:table-cell>
          <table:table-cell table:number-columns-repeated="1011"/>
        </table:table-row>
        <table:table-row table:style-name="ro3">
          <table:table-cell table:style-name="ce10" office:value-type="string" calcext:value-type="string">
            <text:p>New Car</text:p>
          </table:table-cell>
          <table:table-cell table:style-name="ce12" office:value-type="float" office:value="8060" calcext:value-type="float">
            <text:p>$8,060</text:p>
          </table:table-cell>
          <table:table-cell table:style-name="ce12" office:value-type="float" office:value="607" calcext:value-type="float">
            <text:p>$607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ivorced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Ow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Management</text:p>
          </table:table-cell>
          <table:table-cell table:style-name="ce10" office:value-type="string" calcext:value-type="string">
            <text:p>Low</text:p>
          </table:table-cell>
          <table:table-cell table:style-name="ce16" table:formula="of:=RAND()" office:value-type="float" office:value="0.29632906648404" calcext:value-type="float">
            <text:p>0.29632906648404</text:p>
          </table:table-cell>
          <table:table-cell table:number-columns-repeated="101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ase Data'.A3:'Base Data'.M428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text>$</number:text>
      <number:number number:decimal-places="0" loext:min-decimal-places="0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dditional_20_Data" style:display-name="PageStyle_Additional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ata" style:display-name="PageStyle_Base 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ursun</meta:initial-creator>
    <meta:creation-date>2009-07-09T05:51:11</meta:creation-date>
    <dc:date>2021-07-24T17:14:36.388291572</dc:date>
    <meta:generator>LibreOffice/6.4.7.2$Linux_X86_64 LibreOffice_project/40$Build-2</meta:generator>
    <meta:editing-duration>PT2M47S</meta:editing-duration>
    <meta:editing-cycles>2</meta:editing-cycles>
    <meta:document-statistic meta:table-count="2" meta:cell-count="59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